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4.0535in"/>
    </style:style>
    <style:style style:name="co6" style:family="table-column">
      <style:table-column-properties fo:break-before="auto" style:column-width="1.7965in"/>
    </style:style>
    <style:style style:name="co7" style:family="table-column">
      <style:table-column-properties fo:break-before="auto" style:column-width="2.8409in"/>
    </style:style>
    <style:style style:name="co8" style:family="table-column">
      <style:table-column-properties fo:break-before="auto" style:column-width="3.811in"/>
    </style:style>
    <style:style style:name="co9" style:family="table-column">
      <style:table-column-properties fo:break-before="auto" style:column-width="0.592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72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6689in"/>
    </style:style>
    <style:style style:name="co14" style:family="table-column">
      <style:table-column-properties fo:break-before="auto" style:column-width="1.7146in"/>
    </style:style>
    <style:style style:name="co15" style:family="table-column">
      <style:table-column-properties fo:break-before="auto" style:column-width="0.8028in"/>
    </style:style>
    <style:style style:name="co16" style:family="table-column">
      <style:table-column-properties fo:break-before="auto" style:column-width="5.1902in"/>
    </style:style>
    <style:style style:name="co17" style:family="table-column">
      <style:table-column-properties fo:break-before="auto" style:column-width="6.3189in"/>
    </style:style>
    <style:style style:name="co18" style:family="table-column">
      <style:table-column-properties fo:break-before="auto" style:column-width="0.6016in"/>
    </style:style>
    <style:style style:name="co19" style:family="table-column">
      <style:table-column-properties fo:break-before="auto" style:column-width="11.9689in"/>
    </style:style>
    <style:style style:name="co20" style:family="table-column">
      <style:table-column-properties fo:break-before="auto" style:column-width="0.7283in"/>
    </style:style>
    <style:style style:name="co21" style:family="table-column">
      <style:table-column-properties fo:break-before="auto" style:column-width="0.2425in"/>
    </style:style>
    <style:style style:name="co22" style:family="table-column">
      <style:table-column-properties fo:break-before="auto" style:column-width="0.298in"/>
    </style:style>
    <style:style style:name="co23" style:family="table-column">
      <style:table-column-properties fo:break-before="auto" style:column-width="0.2646in"/>
    </style:style>
    <style:style style:name="co24" style:family="table-column">
      <style:table-column-properties fo:break-before="auto" style:column-width="1.9756in"/>
    </style:style>
    <style:style style:name="co25" style:family="table-column">
      <style:table-column-properties fo:break-before="auto" style:column-width="1.6209in"/>
    </style:style>
    <style:style style:name="co26" style:family="table-column">
      <style:table-column-properties fo:break-before="auto" style:column-width="0.1764in"/>
    </style:style>
    <style:style style:name="co27" style:family="table-column">
      <style:table-column-properties fo:break-before="auto" style:column-width="0.1984in"/>
    </style:style>
    <style:style style:name="co28" style:family="table-column">
      <style:table-column-properties fo:break-before="auto" style:column-width="5.7437in"/>
    </style:style>
    <style:style style:name="co29" style:family="table-column">
      <style:table-column-properties fo:break-before="auto" style:column-width="0.8244in"/>
    </style:style>
    <style:style style:name="co30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1.9008in"/>
    </style:style>
    <style:style style:name="co33" style:family="table-column">
      <style:table-column-properties fo:break-before="auto" style:column-width="0.9807in"/>
    </style:style>
    <style:style style:name="co34" style:family="table-column">
      <style:table-column-properties fo:break-before="auto" style:column-width="0.911in"/>
    </style:style>
    <style:style style:name="co35" style:family="table-column">
      <style:table-column-properties fo:break-before="auto" style:column-width="0.4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mfund-to-f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Complex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ervi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73">
            <text:p>1373</text:p>
          </table:table-cell>
          <table:table-cell office:value-type="string">
            <text:p>Sql_Insert_Bank = ' INSERT INTO FAS.BANKREC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434">
            <text:p>434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516">
            <text:p>516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6">
            <text:p>1486</text:p>
          </table:table-cell>
          <table:table-cell office:value-type="string">
            <text:p>stmt4 = ' SELECT NVL(PASS,'N') PASS,TO_CHAR(CLRDATE,'DD/MM/YYYY') CLEARDATE FROM FAS.BANKREC WHERE VOU = '' + rad2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8">
            <text:p>1488</text:p>
          </table:table-cell>
          <table:table-cell office:value-type="string">
            <text:p>stmt4 = ' SELECT NVL(PASS,'N') PASS,TO_CHAR(CLRDATE,'DD/MM/YYYY') CLEARDATE FROM FAS.BANKREC WHERE VOU = '' + rad1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36">
            <text:p>2136</text:p>
          </table:table-cell>
          <table:table-cell office:value-type="string">
            <text:p>stmt1 = ' DELETE FROM FAS.BANKREC WHERE VOU='' + rad2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89">
            <text:p>2189</text:p>
          </table:table-cell>
          <table:table-cell office:value-type="string">
            <text:p>stmt1 = ' DELETE FROM FAS.BANKREC WHERE VOU='' + rad1 + '' ';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use aggregate funtions and subquery in where condition</text:p>
          </table:table-cell>
          <table:table-cell office:value-type="string">
            <text:p>Y</text:p>
          </table:table-cell>
          <table:table-cell office:value-type="string">
            <text:p>enetfilecancelModel.java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<text:s/>FROM BANKREC ' +</text:p>
          </table:table-cell>
          <table:table-cell table:number-columns-repeated="1014"/>
        </table:table-row>
        <table:table-row table:style-name="ro1">
          <table:table-cell office:value-type="string">
            <text:p>BANKREC</text:p>
          </table:table-cell>
          <table:table-cell/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mentRequest_detail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910">
            <text:p>910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844">
            <text:p>884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896">
            <text:p>889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/>
          <table:table-cell office:value-type="float" office:value="8934">
            <text:p>893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7932">
            <text:p>793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7971">
            <text:p>797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_Edit.java</text:p>
          </table:table-cell>
          <table:table-cell/>
          <table:table-cell office:value-type="float" office:value="8033">
            <text:p>803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172">
            <text:p>131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237">
            <text:p>1323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280">
            <text:p>13280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672">
            <text:p>96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736">
            <text:p>973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/>
          <table:table-cell office:value-type="float" office:value="9781">
            <text:p>978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303">
            <text:p>30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345">
            <text:p>34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CATEGORY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, Join With Fas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70">
            <text:p>1070</text:p>
          </table:table-cell>
          <table:table-cell office:value-type="string">
            <text:p>sql_det = 'INSERT INTO FAS.FILE_GEN_DETAIL (ACCNO1,AMOUNT,ACNAME,CH_NO,DESC1,FILENO,VOU)' +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79">
            <text:p>1079</text:p>
          </table:table-cell>
          <table:table-cell office:value-type="string">
            <text:p>sql_det = 'INSERT INTO FAS.FILE_GEN_DETAIL (ACCNO1,AMOUNT,DESC1,FILENO,VOU) ' +</text:p>
          </table:table-cell>
          <table:table-cell table:number-columns-repeated="1014"/>
        </table:table-row>
        <table:table-row table:style-name="ro1">
          <table:table-cell office:value-type="string">
            <text:p>FILE_GEN_DETAIL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089">
            <text:p>1089</text:p>
          </table:table-cell>
          <table:table-cell office:value-type="string">
            <text:p>sql_det = 'INSERT INTO FAS.FILE_GEN_DETAIL (ACCNO1,AMOUNT,ACNAME,DESC1,IFS_CODE,FILENO,VOU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68">
            <text:p>968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32">
            <text:p>123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89">
            <text:p>1589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302">
            <text:p>1302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97">
            <text:p>1597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992">
            <text:p>1992</text:p>
          </table:table-cell>
          <table:table-cell office:value-type="string">
            <text:p>stmt1 = 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908">
            <text:p>290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Menu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618">
            <text:p>2618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994">
            <text:p>1994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136">
            <text:p>2136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LEFT JOIN FAS.FIRM FRM ON(FRM.FIRMCODE=BCM.FIRM_BR) '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<text:s/>left JOIN FAS.FIRM F ON (F.FIRMCODE = MST.FIRM_BR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<text:s/>inner join FAS.FIRM F ON (F.FIRMCODE =TR.FIRM_JV)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+' inner join FAS.FIRM F ON (F.FIRMCODE =TR.FIRM_JV)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Service.java</text:p>
          </table:table-cell>
          <table:table-cell/>
          <table:table-cell office:value-type="float" office:value="469">
            <text:p>469</text:p>
          </table:table-cell>
          <table:table-cell office:value-type="string">
            <text:p>strSelect2 +=' INNER JOIN FAS.FIRM FRM ON(FRM.FIRMCODE=BROK_CHQ_TRN.FIRM_JV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430">
            <text:p>13430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_isLocked</text:p>
          </table:table-cell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_isLocked</text:p>
          </table:table-cell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59">
            <text:p>1259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604">
            <text:p>1604</text:p>
          </table:table-cell>
          <table:table-cell office:value-type="string">
            <text:p>stmt3 = ' SELECT FIRMCODE FROM FAS.FIRM WHERE TO_DATE('' + fas_inc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937">
            <text:p>1937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885">
            <text:p>2885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report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467">
            <text:p>1467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Acc.java</text:p>
          </table:table-cell>
          <table:table-cell office:value-type="string">
            <text:p>List&lt;FasFirmEntityBean&gt; FasFirmService.getFirm(nature,asonDate)</text:p>
          </table:table-cell>
          <table:table-cell office:value-type="float" office:value="316">
            <text:p>316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28">
            <text:p>112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74">
            <text:p>1174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tions.java</text:p>
          </table:table-cell>
          <table:table-cell/>
          <table:table-cell office:value-type="float" office:value="632">
            <text:p>632</text:p>
          </table:table-cell>
          <table:table-cell office:value-type="string">
            <text:p>SQLselect = 'SELECT FIRMCODE_JV,FIRMNAME FROM FAS.FIRM FR '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fill combo using firmname</text:p>
          </table:table-cell>
          <table:table-cell office:value-type="string">
            <text:p>N</text:p>
          </table:table-cell>
          <table:table-cell office:value-type="string">
            <text:p>comboParty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8">
            <text:p>318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49">
            <text:p>129349</text:p>
          </table:table-cell>
          <table:table-cell office:value-type="string">
            <text:p>EXECUTE IMMEDIATE 'SELECT FIRMCODE FROM FAS.FIRM WHERE :1 BETWEEN STARTDT AND ENDDT AND COMP_ID = ''29''' INTO FIRMCODE USING RECDATE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63">
            <text:p>129363</text:p>
          </table:table-cell>
          <table:table-cell office:value-type="string">
            <text:p>EXECUTE IMMEDIATE 'SELECT FIRMCODE FROM FAS.FIRM WHERE :1 BETWEEN STARTDT AND ENDDT AND COMP_ID = ''29''' INTO FIRMCODE USING FASFROMDATE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EnetFolderName</text:p>
          </table:table-cell>
          <table:table-cell office:value-type="string">
            <text:p>N</text:p>
          </table:table-cell>
          <table:table-cell office:value-type="string">
            <text:p>function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57">
            <text:p>3157</text:p>
          </table:table-cell>
          <table:table-cell office:value-type="string">
            <text:p>FROM FIRM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nkReceiptReport</text:p>
          </table:table-cell>
          <table:table-cell office:value-type="string">
            <text:p>Y</text:p>
          </table:table-cell>
          <table:table-cell office:value-type="string">
            <text:p>HeadMasterManager.java</text:p>
          </table:table-cell>
          <table:table-cell/>
          <table:table-cell office:value-type="float" office:value="304">
            <text:p>304</text:p>
          </table:table-cell>
          <table:table-cell office:value-type="string">
            <text:p>+ ' inner join FAS.FIRM frm on (frm.FIRMCODE = hm.FIRMCODE_BANK)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JVRuleReport</text:p>
          </table:table-cell>
          <table:table-cell office:value-type="string">
            <text:p>Y</text:p>
          </table:table-cell>
          <table:table-cell office:value-type="string">
            <text:p>HeadMasterManager.java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+ ' INNER JOIN FAS.FIRM FRM ON (HM.FIRMCODE_JV= FRM.FIRMCODE)'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15">
            <text:p>46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46">
            <text:p>464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82">
            <text:p>4682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715">
            <text:p>47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26">
            <text:p>132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2">
            <text:p>77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5">
            <text:p>975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2">
            <text:p>1242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0">
            <text:p>770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4">
            <text:p>974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8">
            <text:p>1248</text:p>
          </table:table-cell>
          <table:table-cell office:value-type="string">
            <text:p>stmt1='select firmname from fas.firm where firmcode=? ';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33">
            <text:p>33</text:p>
          </table:table-cell>
          <table:table-cell office:value-type="string">
            <text:p>String SQLselect=' 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5">
            <text:p>45</text:p>
          </table:table-cell>
          <table:table-cell office:value-type="string">
            <text:p>SQLselect=' 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FIRM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N</text:p>
          </table:table-cell>
          <table:table-cell office:value-type="float" office:value="125">
            <text:p>125</text:p>
          </table:table-cell>
          <table:table-cell office:value-type="string">
            <text:p><text:s/>AND PM.FIRMCODE IN(SELECT FIRMCODE FROM FIRM WHERE IS_LOCKED = 0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AUMTransferEntity.java</text:p>
          </table:table-cell>
          <table:table-cell/>
          <table:table-cell office:value-type="float" office:value="1181">
            <text:p>1181</text:p>
          </table:table-cell>
          <table:table-cell office:value-type="string">
            <text:p>String sql='SELECT COUNT(BILLNO) CN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266">
            <text:p>266</text:p>
          </table:table-cell>
          <table:table-cell office:value-type="string">
            <text:p>SqlPay += ' INNER JOIN FAS.LEDGER FL ON (FL.BILLNO = BILLMST.BILLNO)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594">
            <text:p>594</text:p>
          </table:table-cell>
          <table:table-cell office:value-type="string">
            <text:p>StrSql1 = ' UPDATE FAS.LEDGER SET FILENO=?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620">
            <text:p>620</text:p>
          </table:table-cell>
          <table:table-cell office:value-type="string">
            <text:p>sqllog11='SELECT VOU FROM FAS.LEDGER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1410">
            <text:p>1410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332">
            <text:p>1332</text:p>
          </table:table-cell>
          <table:table-cell office:value-type="string">
            <text:p>Sql_Accode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Distinct vou from billno</text:p>
          </table:table-cell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413">
            <text:p>1413</text:p>
          </table:table-cell>
          <table:table-cell office:value-type="string">
            <text:p>Sql_JV_LinkVOU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get cnt using LPAD(CH_NO,10,'0')=LPAD(?,10,'0') &amp; party code</text:p>
          </table:table-cell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2175">
            <text:p>2175</text:p>
          </table:table-cell>
          <table:table-cell office:value-type="string">
            <text:p>stmt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193">
            <text:p>1193</text:p>
          </table:table-cell>
          <table:table-cell office:value-type="string">
            <text:p>sqllog11 = 'SELECT VOU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AM.java</text:p>
          </table:table-cell>
          <table:table-cell/>
          <table:table-cell office:value-type="float" office:value="527">
            <text:p>52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RP.java</text:p>
          </table:table-cell>
          <table:table-cell/>
          <table:table-cell office:value-type="float" office:value="472">
            <text:p>47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tr.java</text:p>
          </table:table-cell>
          <table:table-cell/>
          <table:table-cell office:value-type="float" office:value="517">
            <text:p>51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trAM.java</text:p>
          </table:table-cell>
          <table:table-cell/>
          <table:table-cell office:value-type="float" office:value="516">
            <text:p>516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uf.java</text:p>
          </table:table-cell>
          <table:table-cell/>
          <table:table-cell office:value-type="float" office:value="552">
            <text:p>55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ill_pdf_VP.java</text:p>
          </table:table-cell>
          <table:table-cell/>
          <table:table-cell office:value-type="float" office:value="339">
            <text:p>33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VP.java</text:p>
          </table:table-cell>
          <table:table-cell/>
          <table:table-cell office:value-type="float" office:value="3261">
            <text:p>3261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df_WP.java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get sum(credit)</text:p>
          </table:table-cell>
          <table:table-cell office:value-type="string">
            <text:p>Y</text:p>
          </table:table-cell>
          <table:table-cell office:value-type="string">
            <text:p>Bill_TR_NJP_Preview_ENROLL.java</text:p>
          </table:table-cell>
          <table:table-cell/>
          <table:table-cell office:value-type="float" office:value="1502">
            <text:p>1502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TR_NJP_Preview.java</text:p>
          </table:table-cell>
          <table:table-cell/>
          <table:table-cell office:value-type="float" office:value="1643">
            <text:p>1643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UF_NJP_preview_pro.java</text:p>
          </table:table-cell>
          <table:table-cell/>
          <table:table-cell office:value-type="float" office:value="954">
            <text:p>954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string">
            <text:p>bill_UF_NJP_preview.java</text:p>
          </table:table-cell>
          <table:table-cell/>
          <table:table-cell office:value-type="float" office:value="992">
            <text:p>992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UF_NJP_print.java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Insert into leadger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get cnt using LPAD(CH_NO,10,'0')=LPAD(?,10,'0') &amp; party code</text:p>
          </table:table-cell>
          <table:table-cell office:value-type="string">
            <text:p>Y</text:p>
          </table:table-cell>
          <table:table-cell office:value-type="string">
            <text:p>bill_UF_NJP_save.java</text:p>
          </table:table-cell>
          <table:table-cell/>
          <table:table-cell office:value-type="float" office:value="1234">
            <text:p>1234</text:p>
          </table:table-cell>
          <table:table-cell office:value-type="string">
            <text:p>stmt = ' SELECT count(*) FROM FAS.LEDGER WHERE LPAD(CH_NO,10,'0')=LPAD(?,10,'0') and PARTYCODE=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Ledger_detail</text:p>
          </table:table-cell>
          <table:table-cell office:value-type="string">
            <text:p>Y</text:p>
          </table:table-cell>
          <table:table-cell office:value-type="string">
            <text:p>Brok_ledService_new.java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Chq_jvdate</text:p>
          </table:table-cell>
          <table:table-cell office:value-type="string">
            <text:p>N</text:p>
          </table:table-cell>
          <table:table-cell office:value-type="string">
            <text:p>Brok_ledService_new.java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ileno</text:p>
          </table:table-cell>
          <table:table-cell office:value-type="string">
            <text:p>Y</text:p>
          </table:table-cell>
          <table:table-cell office:value-type="string">
            <text:p>Brok_ledService_new.java</text:p>
          </table:table-cell>
          <table:table-cell/>
          <table:table-cell office:value-type="float" office:value="288">
            <text:p>288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Ledger_detail</text:p>
          </table:table-cell>
          <table:table-cell office:value-type="string">
            <text:p>Y</text:p>
          </table:table-cell>
          <table:table-cell office:value-type="string">
            <text:p>Brok_ledService.java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Chq_jvdate</text:p>
          </table:table-cell>
          <table:table-cell office:value-type="string">
            <text:p>N</text:p>
          </table:table-cell>
          <table:table-cell office:value-type="string">
            <text:p>Brok_ledService.java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ileno</text:p>
          </table:table-cell>
          <table:table-cell office:value-type="string">
            <text:p>Y</text:p>
          </table:table-cell>
          <table:table-cell office:value-type="string">
            <text:p>Brok_ledService.java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<text:s/>FROM FAS.LEDGER F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 USING rollingup &amp; group by</text:p>
          </table:table-cell>
          <table:table-cell office:value-type="string">
            <text:p>Y</text:p>
          </table:table-cell>
          <table:table-cell office:value-type="string">
            <text:p>BrokCheqJVReportDataManager.java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Summary</text:p>
          </table:table-cell>
          <table:table-cell office:value-type="string">
            <text:p>Y</text:p>
          </table:table-cell>
          <table:table-cell office:value-type="string">
            <text:p>BrokCheqJVReportDataManager.java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lanceAmount(using DBLink)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BalanceAmountEdit(same above)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97">
            <text:p>197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PendingJVReport USING rollingup &amp; group by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371">
            <text:p>37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FasData</text:p>
          </table:table-cell>
          <table:table-cell office:value-type="string">
            <text:p>Y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+ ' 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nAuthoDataManager.java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+ '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ationDataManager.java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+ 'FROM FAS.LEDGER LD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ed_JV.java</text:p>
          </table:table-cell>
          <table:table-cell/>
          <table:table-cell office:value-type="float" office:value="694">
            <text:p>694</text:p>
          </table:table-cell>
          <table:table-cell office:value-type="string">
            <text:p>stmt1 += ' FROM FAS.LEDGER LD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join itself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11">
            <text:p>1911</text:p>
          </table:table-cell>
          <table:table-cell office:value-type="string">
            <text:p>INNER JOIN FAS.LEDGER LD ON (LD.VOU=LV.VOU)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26">
            <text:p>1926</text:p>
          </table:table-cell>
          <table:table-cell office:value-type="string">
            <text:p>stmt1 = 'UPDATE FAS.LEDGER SET CH_NO = ? WHERE VOU =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2111">
            <text:p>2111</text:p>
          </table:table-cell>
          <table:table-cell office:value-type="string">
            <text:p>stmt1 = ' DELETE FROM FAS.LEDGER WHERE VOU='' + rad2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2164">
            <text:p>2164</text:p>
          </table:table-cell>
          <table:table-cell office:value-type="string">
            <text:p>stmt1 = ' DELETE FROM FAS.LEDGER WHERE VOU='' + rad1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870">
            <text:p>870</text:p>
          </table:table-cell>
          <table:table-cell office:value-type="string">
            <text:p>str2 = ' update fas.ledger set debit=' + rs2.getDouble('AMT') + ',DESC1 = ? where vou = '' + rs2.getString('VOU') + '' and PARTYCODE='' + rs2.getString('INC_HEAD') + '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876">
            <text:p>876</text:p>
          </table:table-cell>
          <table:table-cell office:value-type="string">
            <text:p>str2 = ' update fas.ledger set credit=' + rs2.getDouble('AMT') + ',DESC1 = ? where vou = '' + rs2.getString('VOU') + '' and ACCODE='' + rs2.getString('INC_HEAD') + '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1009">
            <text:p>1009</text:p>
          </table:table-cell>
          <table:table-cell office:value-type="string">
            <text:p>str2 = ' update fas.ledger set debit=' + Float.parseFloat((String) tds_list.get(cnt)) + ',DESC1 = ?,TDS='+ Float.parseFloat((String) tds_list.get(cnt))+' where vou = '' + rs2.getString('VOU') + '' and PARTYCODE='' + rs3.getString('INC_HEAD')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brokchqreceipt_save.java</text:p>
          </table:table-cell>
          <table:table-cell/>
          <table:table-cell office:value-type="float" office:value="1016">
            <text:p>1016</text:p>
          </table:table-cell>
          <table:table-cell office:value-type="string">
            <text:p>str2 = ' update fas.ledger set credit=' + Float.parseFloat((String) tds_list.get(cnt)) + ',DESC1 = ?,TDS=' + Float.parseFloat((String) tds_list.get(cnt)) +' where vou = '' + rs2.getString('VOU') + '' and ACCODE='' + rs3.getString('INC_HEAD') + 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port_JV.java</text:p>
          </table:table-cell>
          <table:table-cell/>
          <table:table-cell office:value-type="float" office:value="1196">
            <text:p>1196</text:p>
          </table:table-cell>
          <table:table-cell office:value-type="string">
            <text:p>iner_query.append(' inner join fas.LEDGER l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port_JV.java</text:p>
          </table:table-cell>
          <table:table-cell/>
          <table:table-cell office:value-type="float" office:value="1202">
            <text:p>1202</text:p>
          </table:table-cell>
          <table:table-cell office:value-type="string">
            <text:p>iner_query.append(' left join fas.LEDGER l1 on (lv1.vou = l1.vou )')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54">
            <text:p>354</text:p>
          </table:table-cell>
          <table:table-cell office:value-type="string">
            <text:p>String sqllog11='SELECT VOU FROM FAS.LEDGER WHERE FILENO=? AND DEBIT &lt;&gt; 0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sqlUpdate1 = ' UPDATE FAS.LEDGER SET FILENO='',MARK='N' WHERE FILENO =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etchfileledger_sum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etchfilebankrec_sum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enetfilecancelModel.java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<text:s/>FROM 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filecanel_Query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sqllog11 = 'SELECT VOU FROM LEDGER WHERE FILENO = :fileno AND DEBIT &lt;&gt; 0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filecanel_Query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sqlUpdate1 = ' UPDATE LEDGER SET FILENO=NULL,MARK='N' WHERE FILENO = :fileno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074">
            <text:p>24074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175">
            <text:p>24175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4199">
            <text:p>241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where accode in</text:p>
          </table:table-cell>
          <table:table-cell office:value-type="string">
            <text:p>fas_in_mfund.sql</text:p>
          </table:table-cell>
          <table:table-cell/>
          <table:table-cell office:value-type="float" office:value="24278">
            <text:p>24278</text:p>
          </table:table-cell>
          <table:table-cell office:value-type="string">
            <text:p>FROM FAS.LEDGER WHERE BILLNO=:1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292">
            <text:p>2529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296">
            <text:p>25296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5300">
            <text:p>25300</text:p>
          </table:table-cell>
          <table:table-cell office:value-type="string">
            <text:p>EXECUTE IMMEDIATE ' SELECT NVL(SUM(DEBIT),0) FROM FAS.LEDGER WHERE BILLNO=:1 AND TRNTYPE !=''BP'' AND TRDATE !=:2 AND TRNTYPE=''JV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where accode NOT in</text:p>
          </table:table-cell>
          <table:table-cell office:value-type="string">
            <text:p>fas_in_mfund.sql</text:p>
          </table:table-cell>
          <table:table-cell/>
          <table:table-cell office:value-type="float" office:value="28968">
            <text:p>28968</text:p>
          </table:table-cell>
          <table:table-cell office:value-type="string">
            <text:p>Str := 'SELECT NVL(SUM(NVL(CREDIT,0)),0) FROM FAS.LEDGER WHERE BILLNO=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76">
            <text:p>28976</text:p>
          </table:table-cell>
          <table:table-cell office:value-type="string">
            <text:p>Str := 'SELECT NVL(SUM(NVL(CREDIT,0)),0) FROM FAS.LEDGER WHERE BILLNO=:1 AND ACCODE=''L0029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82">
            <text:p>28982</text:p>
          </table:table-cell>
          <table:table-cell office:value-type="string">
            <text:p>Str := 'SELECT NVL(SUM(NVL(CREDIT,0)),0) FROM FAS.LEDGER WHERE BILLNO=:1 AND ACCODE=''R0145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86">
            <text:p>28986</text:p>
          </table:table-cell>
          <table:table-cell office:value-type="string">
            <text:p>Str := 'SELECT NVL(SUM(NVL(CREDIT,0)),0) FROM FAS.LEDGER WHERE BILLNO=:1 AND ACCODE=''R0278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94">
            <text:p>28994</text:p>
          </table:table-cell>
          <table:table-cell office:value-type="string">
            <text:p>Str := 'SELECT NVL(SUM(NVL(CREDIT,0)),0) FROM FAS.LEDGER WHERE BILLNO=:1 AND ACCODE IN (''T0262'',''S1020'')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8999">
            <text:p>28999</text:p>
          </table:table-cell>
          <table:table-cell office:value-type="string">
            <text:p>Str := 'SELECT NVL(SUM(NVL(CREDIT,0)),0) FROM FAS.LEDGER WHERE BILLNO=:1 AND ACCODE=''M0044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07">
            <text:p>29007</text:p>
          </table:table-cell>
          <table:table-cell office:value-type="string">
            <text:p>Str := 'SELECT NVL(SUM(NVL(CREDIT,0)),0) FROM FAS.LEDGER WHERE BILLNO = :1 AND ACCODE=''O0061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13">
            <text:p>29013</text:p>
          </table:table-cell>
          <table:table-cell office:value-type="string">
            <text:p>Str := 'SELECT NVL(SUM(NVL(CREDIT,0)),0) FROM FAS.LEDGER WHERE BILLNO = :1 AND ACCODE=''C0218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18">
            <text:p>29018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27">
            <text:p>29027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29034">
            <text:p>29034</text:p>
          </table:table-cell>
          <table:table-cell office:value-type="string">
            <text:p>Str := 'SELECT NVL(SUM(NVL(CREDIT,0)),0) FROM FAS.LEDGER WHERE BILLNO = :1 AND TRNTYPE=''BP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05268">
            <text:p>105268</text:p>
          </table:table-cell>
          <table:table-cell office:value-type="string">
            <text:p>str1:='SELECT COUNT(*) FROM FAS.LEDGER WHERE TRDATE BETWEEN :2 AND :3 AND BRCODE = :1 AND TRNTYPE=''BP'' AND PRODTYPE=''MF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billno in &amp; substring(billno)</text:p>
          </table:table-cell>
          <table:table-cell office:value-type="string">
            <text:p>fas_in_mfund.sql</text:p>
          </table:table-cell>
          <table:table-cell/>
          <table:table-cell office:value-type="float" office:value="129714">
            <text:p>129714</text:p>
          </table:table-cell>
          <table:table-cell office:value-type="string">
            <text:p>|| ' SELECT BILLNO FROM FAS.LEDGER WHERE TRNTYPE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821">
            <text:p>129821</text:p>
          </table:table-cell>
          <table:table-cell office:value-type="string">
            <text:p>EXECUTE IMMEDIATE ' SELECT NVL(SUM(DEBIT),0) FROM FAS.LEDGER WHERE BILLNO=:1 AND TRNTYPE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825">
            <text:p>129825</text:p>
          </table:table-cell>
          <table:table-cell office:value-type="string">
            <text:p>EXECUTE IMMEDIATE ' SELECT NVL(SUM(DEBIT),0) FROM FAS.LEDGER WHERE BILLNO=:1 AND JVTYPE!=''P'' AND TRNTYPE!=''BP'' '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hkselfDeclaration</text:p>
          </table:table-cell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8625">
            <text:p>8625</text:p>
          </table:table-cell>
          <table:table-cell office:value-type="string">
            <text:p>stmt = ' SELECT COUNT(*) FROM FAS.LEDGER WHERE TRNTYPE='BP' AND PRODTYPE='MF' AND BRCODE =? AND TRDATE BETWEEN ? AND ?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1554">
            <text:p>11554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1692">
            <text:p>11692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296">
            <text:p>12296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710">
            <text:p>12710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2955">
            <text:p>12955</text:p>
          </table:table-cell>
          <table:table-cell office:value-type="string">
            <text:p><text:s/>FROM FAS.LEDGER LD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3303">
            <text:p>13303</text:p>
          </table:table-cell>
          <table:table-cell office:value-type="string">
            <text:p><text:s/>FROM FAS.LEDGER FL1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function_billproc.java</text:p>
          </table:table-cell>
          <table:table-cell/>
          <table:table-cell office:value-type="float" office:value="14294">
            <text:p>14294</text:p>
          </table:table-cell>
          <table:table-cell office:value-type="string">
            <text:p><text:s/>FROM FAS.LEDGER FL1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chq no fromfas</text:p>
          </table:table-cell>
          <table:table-cell office:value-type="string">
            <text:p>N</text:p>
          </table:table-cell>
          <table:table-cell office:value-type="string">
            <text:p>IncomeReport_UF_Model.java</text:p>
          </table:table-cell>
          <table:table-cell/>
          <table:table-cell office:value-type="float" office:value="655">
            <text:p>655</text:p>
          </table:table-cell>
          <table:table-cell office:value-type="string">
            <text:p><text:s/>FROM FAS.LEDGER WHERE BILLNO=:mfbillno AND CREDIT!=0 AND CH_NO IS NOT NULL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bill_valuepack.java</text:p>
          </table:table-cell>
          <table:table-cell/>
          <table:table-cell office:value-type="float" office:value="1259">
            <text:p>1259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RPbill.java</text:p>
          </table:table-cell>
          <table:table-cell/>
          <table:table-cell office:value-type="float" office:value="605">
            <text:p>60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_AMbill.java</text:p>
          </table:table-cell>
          <table:table-cell/>
          <table:table-cell office:value-type="float" office:value="755">
            <text:p>755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/>
          <table:table-cell office:value-type="float" office:value="1044">
            <text:p>1044</text:p>
          </table:table-cell>
          <table:table-cell office:value-type="string">
            <text:p>stmt = ' SELECT sum(CREDIT) FROM LEDGER WHERE TRDATE BETWEEN TO_DATE('' + facdate + '','YYYY/MM/DD') AND TO_DATE('' + tacdate +'','YYYY/MM/DD')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bill_njtest.java</text:p>
          </table:table-cell>
          <table:table-cell/>
          <table:table-cell office:value-type="float" office:value="935">
            <text:p>93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int_trbill.java</text:p>
          </table:table-cell>
          <table:table-cell/>
          <table:table-cell office:value-type="float" office:value="1060">
            <text:p>1060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<text:s/>LEFT JOIN FAS.LEDGER LED_4_PARTNER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<text:s/>LEFT JOIN FAS.LEDGER LED_4_AM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19">
            <text:p>419</text:p>
          </table:table-cell>
          <table:table-cell office:value-type="string">
            <text:p><text:s/>INNER JOIN FAS.LEDGER LED_4_PARTNER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25">
            <text:p>425</text:p>
          </table:table-cell>
          <table:table-cell office:value-type="string">
            <text:p><text:s/>LEFT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38">
            <text:p>438</text:p>
          </table:table-cell>
          <table:table-cell office:value-type="string">
            <text:p><text:s/>INNER JOIN FAS.LEDGER LED_4_PARTNER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444">
            <text:p>444</text:p>
          </table:table-cell>
          <table:table-cell office:value-type="string">
            <text:p><text:s/>LEFT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549">
            <text:p>549</text:p>
          </table:table-cell>
          <table:table-cell office:value-type="string">
            <text:p><text:s/>LEFT JOIN FAS.LEDGER LED_4_AM ON 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<text:s/>INNER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eport_ARN_Detail.java</text:p>
          </table:table-cell>
          <table:table-cell/>
          <table:table-cell office:value-type="float" office:value="664">
            <text:p>664</text:p>
          </table:table-cell>
          <table:table-cell office:value-type="string">
            <text:p><text:s/>INNER JOIN FAS.LEDGER LED_4_AM ON(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cnt </text:p>
          </table:table-cell>
          <table:table-cell office:value-type="string">
            <text:p>N</text:p>
          </table:table-cell>
          <table:table-cell office:value-type="string">
            <text:p>Rpt_AM_Pending.java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stmt2 = ' SELECT COUNT(*) FROM FAS.LEDGER WHERE TRNTYPE='BP' AND PRODTYPE='MF' AND BRCODE =? AND TRDATE BETWEEN '1-APR-'+ (tdyear-1) +'' AND '31-MAR-'+ tdyear 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_new.java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QLleg +=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_With_Enrollment.java</text:p>
          </table:table-cell>
          <table:table-cell/>
          <table:table-cell office:value-type="float" office:value="690">
            <text:p>690</text:p>
          </table:table-cell>
          <table:table-cell office:value-type="string">
            <text:p>sqlJVdate = 'SELECT TO_CHAR(TRDATE,'DD/MM/YYYY') TRDATE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_With_Enrollment.java</text:p>
          </table:table-cell>
          <table:table-cell/>
          <table:table-cell office:value-type="float" office:value="693">
            <text:p>693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_With_Enrollment.java</text:p>
          </table:table-cell>
          <table:table-cell/>
          <table:table-cell office:value-type="float" office:value="702">
            <text:p>702</text:p>
          </table:table-cell>
          <table:table-cell office:value-type="string">
            <text:p>Sqlline = 'SELECT NVL(LEDGER.FILENO,0) FILENO , LEDGER.BILLNO BILL_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.java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<text:s/>FROM FAS.LEDGER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rptPayable_vs_Paid.java</text:p>
          </table:table-cell>
          <table:table-cell/>
          <table:table-cell office:value-type="float" office:value="551">
            <text:p>551</text:p>
          </table:table-cell>
          <table:table-cell office:value-type="string">
            <text:p><text:s/>FROM FAS.LEDGER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15">
            <text:p>715</text:p>
          </table:table-cell>
          <table:table-cell office:value-type="string">
            <text:p>SQLleg = SQLleg + ' from fas.ledger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qlJVdate = 'SELECT TO_CHAR(TRDATE,'DD-MON-YYYY') TRDATE,ch_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rptPayable_vs_Paid.java</text:p>
          </table:table-cell>
          <table:table-cell/>
          <table:table-cell office:value-type="float" office:value="759">
            <text:p>759</text:p>
          </table:table-cell>
          <table:table-cell office:value-type="string">
            <text:p>String sqlcheck = ' SELECT COUNT(*)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66">
            <text:p>766</text:p>
          </table:table-cell>
          <table:table-cell office:value-type="string">
            <text:p>String sql_non_chq = ' SELECT COUNT(*)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74">
            <text:p>774</text:p>
          </table:table-cell>
          <table:table-cell office:value-type="string">
            <text:p>sqlfileno = 'SELECT NVL(LEDGER.FILENO,0) FILE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able_vs_Paid.java</text:p>
          </table:table-cell>
          <table:table-cell/>
          <table:table-cell office:value-type="float" office:value="793">
            <text:p>793</text:p>
          </table:table-cell>
          <table:table-cell office:value-type="string">
            <text:p><text:s/>SELECT DISTINCT LEDGER.BILLNO 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863">
            <text:p>863</text:p>
          </table:table-cell>
          <table:table-cell office:value-type="string">
            <text:p><text:s/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1596">
            <text:p>15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uf_inc_bill_folio.java</text:p>
          </table:table-cell>
          <table:table-cell/>
          <table:table-cell office:value-type="float" office:value="2411">
            <text:p>2411</text:p>
          </table:table-cell>
          <table:table-cell office:value-type="string">
            <text:p>String sqlSelect='select Ch_no,Credit,to_char(trdate,'DD/MM/YYYY') trdate from fas.ledger where billno=''+mfbillno+'' and credit!=0 and ch_no is not null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AM.java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stmt = ' SELECT count(*) FROM FAS.LEDGER WHERE LPAD(CH_NO,10,'0')=LPAD('' + chq_no + ''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AM.java</text:p>
          </table:table-cell>
          <table:table-cell/>
          <table:table-cell office:value-type="float" office:value="789">
            <text:p>789</text:p>
          </table:table-cell>
          <table:table-cell office:value-type="string">
            <text:p>stmt = ' SELECT count(*) FROM FAS.LEDGER WHERE LPAD(CH_NO,10,'0')=LPAD(?,10,'0') and PARTYCODE = ''+bankcode+'' ' 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bill_valuepack.java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tr_bill_AM.java</text:p>
          </table:table-cell>
          <table:table-cell/>
          <table:table-cell office:value-type="float" office:value="569">
            <text:p>569</text:p>
          </table:table-cell>
          <table:table-cell office:value-type="string">
            <text:p>FROM FAS.LEDGER ' 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tr_bill_AM.java</text:p>
          </table:table-cell>
          <table:table-cell/>
          <table:table-cell office:value-type="float" office:value="1934">
            <text:p>1934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uf_bill_AM.java</text:p>
          </table:table-cell>
          <table:table-cell/>
          <table:table-cell office:value-type="float" office:value="569">
            <text:p>569</text:p>
          </table:table-cell>
          <table:table-cell office:value-type="string">
            <text:p>stmt = ' SELECT count(*) FROM FAS.LEDGER WHERE LPAD(CH_NO,10,'0')=LPAD(''+chq_no+''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save_uf_bill_AM.java</text:p>
          </table:table-cell>
          <table:table-cell/>
          <table:table-cell office:value-type="float" office:value="2349">
            <text:p>2349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sms_report.java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<text:s/>(SELECT SUM(DEBIT) FROM FAS.LEDGER LD1 '+</text:p>
          </table:table-cell>
          <table:table-cell table:number-columns-repeated="1014"/>
        </table:table-row>
        <table:table-row table:style-name="ro1">
          <table:table-cell office:value-type="string">
            <text:p>LEDGE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WP_PaymentDetailReport.java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<text:s/>INNER JOIN FAS.LEDGER ON (LEDGER.BILLNO=BILLMST.BILLNO AND LEDGER.DEBIT &gt; 0 AND LEDGER.TRNTYPE='BP') ' 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405">
            <text:p>1405</text:p>
          </table:table-cell>
          <table:table-cell office:value-type="string">
            <text:p>sqlLinkVOU = ' SELECT MAX(SRNO) MAX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736">
            <text:p>1736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/>
          <table:table-cell office:value-type="float" office:value="1592">
            <text:p>1592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275">
            <text:p>1275</text:p>
          </table:table-cell>
          <table:table-cell office:value-type="string">
            <text:p>String stmt13 = ' SELECT MAX(SRNO)+1 CNT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/>
          <table:table-cell office:value-type="float" office:value="1910">
            <text:p>1910</text:p>
          </table:table-cell>
          <table:table-cell office:value-type="string">
            <text:p>stmt1='SELECT DISTINCT LV1.VOU VOU FROM FAS.LINK_VOU LV '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qreceipt_save.java</text:p>
          </table:table-cell>
          <table:table-cell/>
          <table:table-cell office:value-type="float" office:value="953">
            <text:p>953</text:p>
          </table:table-cell>
          <table:table-cell office:value-type="string">
            <text:p><text:s/>from fas.link_vou lv1 ' +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qreport_JV.java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iner_query.append('left join fas.LINK_VOU lv on (lv.vou = l.vou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151">
            <text:p>4151</text:p>
          </table:table-cell>
          <table:table-cell office:value-type="string">
            <text:p>sqlLinkVOU=' SELECT MAX(SRNO) MAX FROM FAS.LINK_VOU '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164">
            <text:p>4164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/>
          <table:table-cell office:value-type="float" office:value="4931">
            <text:p>493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/>
          <table:table-cell office:value-type="float" office:value="2921">
            <text:p>292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INK_VOU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uf_bill_AM_pro.java</text:p>
          </table:table-cell>
          <table:table-cell/>
          <table:table-cell office:value-type="float" office:value="3665">
            <text:p>3665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_utility_ENET.java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selSeq= ' INSERT INTO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utility.java</text:p>
          </table:table-cell>
          <table:table-cell/>
          <table:table-cell office:value-type="float" office:value="1316">
            <text:p>1316</text:p>
          </table:table-cell>
          <table:table-cell office:value-type="string">
            <text:p>selSeq = ' INSERT INTO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FROM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11">
            <text:p>311</text:p>
          </table:table-cell>
          <table:table-cell office:value-type="string">
            <text:p>FROM FAS.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SQL1='UPDATE FAS.LOG_FILE_GEN SET STATUS='Cancelled' where FILENO=? ';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<text:s/>FROM LOG_FILE_GEN LG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<text:s/>FROM LOG_FILE_GEN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0">
            <text:p>260</text:p>
          </table:table-cell>
          <table:table-cell office:value-type="string">
            <text:p>SQL1 = 'UPDATE LOG_FILE_GEN SET STATUS='Cancelled',REMARK = :remark,USERNAME = :username ' +</text:p>
          </table:table-cell>
          <table:table-cell table:number-columns-repeated="1014"/>
        </table:table-row>
        <table:table-row table:style-name="ro1">
          <table:table-cell office:value-type="string">
            <text:p>LOG_FILE_GEN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SQLQuery = 'SELECT FILENAME, PAY_TYPE FROM LOG_FILE_GEN WHERE FILENO= :fileno ';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_file_cancel.java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String SQL3='SELECT COUNT(*) CNT1 FROM FAS.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itself</text:p>
          </table:table-cell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<text:s/>SELECT FILENO FROM 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IMP_ENE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enetfilecancelModel.java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SQL3 = ' SELECT COUNT(*) CNT1 FROM LOG_IMP_ENET F ' +</text:p>
          </table:table-cell>
          <table:table-cell table:number-columns-repeated="1014"/>
        </table:table-row>
        <table:table-row table:style-name="ro1">
          <table:table-cell office:value-type="string">
            <text:p>LOG_MASTER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/>
          <table:table-cell office:value-type="float" office:value="1387">
            <text:p>1387</text:p>
          </table:table-cell>
          <table:table-cell office:value-type="string">
            <text:p>Sql_Insert_Log = ' INSERT INTO FAS.LOG_MASTER ';</text:p>
          </table:table-cell>
          <table:table-cell table:number-columns-repeated="1014"/>
        </table:table-row>
        <table:table-row table:style-name="ro1">
          <table:table-cell office:value-type="string">
            <text:p>LOG_MASTER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as_in_mfund.sql</text:p>
          </table:table-cell>
          <table:table-cell/>
          <table:table-cell office:value-type="float" office:value="129383">
            <text:p>129383</text:p>
          </table:table-cell>
          <table:table-cell office:value-type="string">
            <text:p>EXECUTE IMMEDIATE 'SELECT ENTDATE FROM FAS.LOG_MASTER WHERE ACTION=''ADD'' AND TABLENAME=''LEDGER'' AND MST_CODE=:1 AND ROWNUM = 1'</text:p>
          </table:table-cell>
          <table:table-cell table:number-columns-repeated="1014"/>
        </table:table-row>
        <table:table-row table:style-name="ro1">
          <table:table-cell office:value-type="string">
            <text:p>MEET_LEDGER_MAP</text:p>
          </table:table-cell>
          <table:table-cell/>
          <table:table-cell office:value-type="string">
            <text:p>F,Y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sql = 'DELETE FROM FAS.MEET_LEDGER_MAP WHERE MAP_VOU=:vou ';</text:p>
          </table:table-cell>
          <table:table-cell table:number-columns-repeated="1014"/>
        </table:table-row>
        <table:table-row table:style-name="ro1">
          <table:table-cell office:value-type="string">
            <text:p>MEET_LEDGER_MAP</text:p>
          </table:table-cell>
          <table:table-cell/>
          <table:table-cell office:value-type="string">
            <text:p>F,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416">
            <text:p>416</text:p>
          </table:table-cell>
          <table:table-cell office:value-type="string">
            <text:p>sql = 'INSERT INTO FAS.MEET_LEDGER_MAP (MAP_VOU,MEET_CODE,AMC_REPRESENTATIVE,MEET_DATE) '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<text:s/>left join FAS.MEETING_MAST MM ON (MM.SRNO = TR.MEET_CODE AND TR.MEET_CODE!='NONE') ' +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+' left join FAS.MEETING_MAST MM ON (MM.SRNO = TR.MEET_CODE AND TR.MEET_CODE!='NONE') '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/>
          <table:table-cell office:value-type="float" office:value="13319">
            <text:p>13319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comboFuntions.java</text:p>
          </table:table-cell>
          <table:table-cell/>
          <table:table-cell office:value-type="float" office:value="608">
            <text:p>608</text:p>
          </table:table-cell>
          <table:table-cell office:value-type="string">
            <text:p>SQLselect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MEETING_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46">
            <text:p>946</text:p>
          </table:table-cell>
          <table:table-cell office:value-type="string">
            <text:p>stmt1= ' 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47">
            <text:p>1547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76">
            <text:p>1276</text:p>
          </table:table-cell>
          <table:table-cell office:value-type="string">
            <text:p>stmt1 = ' select partyname from fas.partymast where partycode='' + partycode + '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72">
            <text:p>1572</text:p>
          </table:table-cell>
          <table:table-cell office:value-type="string">
            <text:p>stmt1 = 'select partyname from fas.partymast where partycode='' + partycode + '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942">
            <text:p>1942</text:p>
          </table:table-cell>
          <table:table-cell office:value-type="string">
            <text:p>stmt1 = 'select partyname from fas.partymast where partycode= ?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04">
            <text:p>300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51">
            <text:p>3051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959">
            <text:p>195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2101">
            <text:p>210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eque.java</text:p>
          </table:table-cell>
          <table:table-cell/>
          <table:table-cell office:value-type="float" office:value="2709">
            <text:p>2709</text:p>
          </table:table-cell>
          <table:table-cell office:value-type="string">
            <text:p>stmt1 +=' INNER JOIN FAS.PARTYMAST PM1 ON(PM1.PARTYCODE=BROK_CHQ_TRN.REC_HEAD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9003">
            <text:p>9003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<text:s/>INNER JOIN FAS.PARTYMAST PM ON (PM.PARTYCODE =HM.PARTYCODE_RECEIVABL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<text:s/>INNER JOIN FAS.PARTYMAST PM ON (PM.PARTYCODE =HM.PARTYCODE_INCOM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<text:s/>INNER JOIN FAS.PARTYMAST PM ON (PM.PARTYCODE =HM.PARTYCODE_ST_NOTDUE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<text:s/>INNER JOIN FAS.PARTYMAST PM ON (PM.PARTYCODE =HM.PARTYCODE_ST_PAY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<text:s/>INNER JOIN FAS.PARTYMAST PM ON (PM.PARTYCODE =HM.PARTYCODE_TDS AND FIRMCODE=:firmCodeJV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LEFT JOIN FAS.PARTYMAST PM1 ON(PM1.PARTYCODE=BCM.BANKCODE and PM1.FIRMCODE=BCM.FIRM_BR)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EntryDataManager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253">
            <text:p>253</text:p>
          </table:table-cell>
          <table:table-cell office:value-type="string">
            <text:p>String select = 'SELECT PARTYNAME FROM FAS.PARTYMAST WHERE PARTYCODE =:partycode and FIRMCODE =:firmcode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 with mfund</text:p>
          </table:table-cell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286">
            <text:p>286</text:p>
          </table:table-cell>
          <table:table-cell office:value-type="string">
            <text:p><text:s/>left JOIN FAS.PARTYMAST PM ON (PM.PARTYCODE = MST.PARTYCODE_SUSPENSE AND PM.FIRMCODE = MST.FIRM_BR)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string">
            <text:p>BrokChequeEntryDataManager.java</text:p>
          </table:table-cell>
          <table:table-cell/>
          <table:table-cell office:value-type="float" office:value="317">
            <text:p>317</text:p>
          </table:table-cell>
          <table:table-cell office:value-type="string">
            <text:p><text:s/>left join FAS.PARTYMAST PM1 ON (PM1.PARTYCODE=TR.REC_HEAD and PM1.FIRMCODE = TR.FIRM_JV)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DataManager.java</text:p>
          </table:table-cell>
          <table:table-cell/>
          <table:table-cell office:value-type="float" office:value="428">
            <text:p>428</text:p>
          </table:table-cell>
          <table:table-cell office:value-type="string">
            <text:p>+' INNER join FAS.PARTYMAST PM1 ON (PM1.PARTYCODE=TR.REC_HEAD and PM1.FIRMCODE = TR.FIRM_JV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EntryService.java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trSelect2 += ' INNER JOIN FAS.PARTYMAST PM1 ON(PM1.PARTYCODE=BROK_CHQ_TRN.REC_HEAD AND PM1.FIRMCODE=BROK_CHQ_TRN.FIRM_JV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utility_JV_Edit.java</text:p>
          </table:table-cell>
          <table:table-cell/>
          <table:table-cell office:value-type="float" office:value="3086">
            <text:p>3086</text:p>
          </table:table-cell>
          <table:table-cell office:value-type="string">
            <text:p>stmt1 += ' INNER JOIN FAS.PARTYMAST PM1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eutility_JV.java</text:p>
          </table:table-cell>
          <table:table-cell/>
          <table:table-cell office:value-type="float" office:value="3504">
            <text:p>3504</text:p>
          </table:table-cell>
          <table:table-cell office:value-type="string">
            <text:p>stmt1 +=' INNER JOIN FAS.PARTYMAST PM1 ON(PM1.PARTYCODE=BROK_CHQ_TRN.REC_HEAD AND PM1.FIRMCODE=''+firmcode+''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470">
            <text:p>1347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live accode</text:p>
          </table:table-cell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eqUnAuthoDataManager.java</text:p>
          </table:table-cell>
          <table:table-cell/>
          <table:table-cell office:value-type="float" office:value="326">
            <text:p>326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ationDataManager.java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 live accode</text:p>
          </table:table-cell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/>
          <table:table-cell office:value-type="float" office:value="333">
            <text:p>333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authorized_JV.java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tmt1 += ' INNER JOIN FAS.PARTYMAST PM ON (PM.PARTYCODE=LD.PARTYCODE AND PM.FIRMCODE=''+firmcode+'')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74">
            <text:p>1074</text:p>
          </table:table-cell>
          <table:table-cell office:value-type="string">
            <text:p>String str = ' Select PARTYNAME FROM FAS.PARTYMAST WHERE PARTYCODE=? AND PARTYMAST.FIRMCODE=''+firmcode+''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JV.java</text:p>
          </table:table-cell>
          <table:table-cell/>
          <table:table-cell office:value-type="float" office:value="5390">
            <text:p>5390</text:p>
          </table:table-cell>
          <table:table-cell office:value-type="string">
            <text:p><text:s/>INNER JOIN FAS.PARTYMAST PM1 ON(PM1.PARTYCODE=BROK_CHQ_TRN.REC_HEAD)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862">
            <text:p>9862</text:p>
          </table:table-cell>
          <table:table-cell office:value-type="string">
            <text:p>String SQLselect=' SELECT partycode,partyname FROM FAS.PARTYMAST WHERE CATCODE='BAN' AND FAS.PARTYMAST.FIRMCODE=''+firmcode+'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278">
            <text:p>278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709">
            <text:p>709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rokchqreceipt_save.java</text:p>
          </table:table-cell>
          <table:table-cell/>
          <table:table-cell office:value-type="float" office:value="1066">
            <text:p>1066</text:p>
          </table:table-cell>
          <table:table-cell office:value-type="string">
            <text:p>INNER JOIN FAS.PARTYMAST PM1 ON(PM1.PARTYCODE=BROK_CHQ_TRN.REC_HEAD)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84">
            <text:p>128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accode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37">
            <text:p>1337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TDS type</text:p>
          </table:table-cell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?</text:p>
          </table:table-cell>
          <table:table-cell office:value-type="float" office:value="10664">
            <text:p>10664</text:p>
          </table:table-cell>
          <table:table-cell office:value-type="string">
            <text:p>String SQLselect='SELECT PARTYCODE,PARTYNAME FROM PARTYMAST WHERE PARTYCODE IN ('T0201') AND FIRMCODE = 'FA090809'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64">
            <text:p>64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0">
            <text:p>10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HeadMasterManager.java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+ ' inner join FAS.PARTYMAST pm on (pm.PARTYCODE = dtl.PARTYCODE_SUSPENSE and pm.FIRMCODE = frm.FIRMCODE) 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HeadMasterManager.java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+ ' INNER JOIN FAS.PARTYMAST PTM ON (HM.PARTYCODE_RECEIVABLE= PTM.PARTYCODE AND PTM.FIRMCODE=FRM.FIRMCODE)'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286">
            <text:p>4286</text:p>
          </table:table-cell>
          <table:table-cell office:value-type="string">
            <text:p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334">
            <text:p>4334</text:p>
          </table:table-cell>
          <table:table-cell office:value-type="string">
            <text:p><text:s/>FROM PARTYMAST ' 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4541">
            <text:p>454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576">
            <text:p>4576</text:p>
          </table:table-cell>
          <table:table-cell office:value-type="string">
            <text:p>String SQLselect=' SELECT partycode,partyname FROM 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294">
            <text:p>1294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bil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459">
            <text:p>145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4">
            <text:p>954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4">
            <text:p>964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05">
            <text:p>1205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27">
            <text:p>1227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3">
            <text:p>953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2">
            <text:p>962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/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33">
            <text:p>1233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4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String SQLselect=' SELECT COUNT(*) FROM PARTYMAST PM ' +</text:p>
          </table:table-cell>
          <table:table-cell table:number-columns-repeated="1014"/>
        </table:table-row>
      </table:table>
      <table:table table:name="ReadyService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Line No.</text:p>
          </table:table-cell>
          <table:table-cell table:style-name="ce1" office:value-type="string">
            <text:p>Line Text</text:p>
          </table:table-cell>
          <table:table-cell table:style-name="ce1" table:number-columns-repeated="1014"/>
          <table:table-cell table:style-name="ce2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68">
            <text:p>968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32">
            <text:p>123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89">
            <text:p>1589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302">
            <text:p>1302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597">
            <text:p>1597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992">
            <text:p>1992</text:p>
          </table:table-cell>
          <table:table-cell office:value-type="string">
            <text:p>stmt1 = 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908">
            <text:p>290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Menu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618">
            <text:p>2618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994">
            <text:p>1994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136">
            <text:p>2136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430">
            <text:p>13430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59">
            <text:p>1259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604">
            <text:p>1604</text:p>
          </table:table-cell>
          <table:table-cell office:value-type="string">
            <text:p>stmt3 = ' SELECT FIRMCODE FROM FAS.FIRM WHERE TO_DATE('' + fas_inc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937">
            <text:p>1937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2885">
            <text:p>2885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brokchqreport_JV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467">
            <text:p>1467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Acc.java</text:p>
          </table:table-cell>
          <table:table-cell office:value-type="string">
            <text:p>List&lt;FasFirmEntityBean&gt; FasFirmService.getFirm(nature,asonDate)</text:p>
          </table:table-cell>
          <table:table-cell office:value-type="float" office:value="316">
            <text:p>316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 jv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28">
            <text:p>112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 firm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174">
            <text:p>1174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fill combo using firmname</text:p>
          </table:table-cell>
          <table:table-cell office:value-type="string">
            <text:p>N</text:p>
          </table:table-cell>
          <table:table-cell office:value-type="string">
            <text:p>comboParty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8">
            <text:p>318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49">
            <text:p>129349</text:p>
          </table:table-cell>
          <table:table-cell office:value-type="string">
            <text:p>EXECUTE IMMEDIATE 'SELECT FIRMCODE FROM FAS.FIRM WHERE :1 BETWEEN STARTDT AND ENDDT AND COMP_ID = ''29''' INTO FIRMCODE USING RECDATE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129363">
            <text:p>129363</text:p>
          </table:table-cell>
          <table:table-cell office:value-type="string">
            <text:p>EXECUTE IMMEDIATE 'SELECT FIRMCODE FROM FAS.FIRM WHERE :1 BETWEEN STARTDT AND ENDDT AND COMP_ID = ''29''' INTO FIRMCODE USING FASFROMDATE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getEnetFolderName</text:p>
          </table:table-cell>
          <table:table-cell office:value-type="string">
            <text:p>N</text:p>
          </table:table-cell>
          <table:table-cell office:value-type="string">
            <text:p>function.java</text:p>
          </table:table-cell>
          <table:table-cell office:value-type="string">
            <text:p>List&lt;FasFirmEntityBean&gt; FasFirmService.getFirm(asonDate,natureType)</text:p>
          </table:table-cell>
          <table:table-cell office:value-type="float" office:value="3157">
            <text:p>3157</text:p>
          </table:table-cell>
          <table:table-cell office:value-type="string">
            <text:p>FROM FIRM ' +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15">
            <text:p>46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46">
            <text:p>464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682">
            <text:p>4682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_JV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715">
            <text:p>47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Firm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1326">
            <text:p>132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2">
            <text:p>77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5">
            <text:p>975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2">
            <text:p>1242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770">
            <text:p>770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974">
            <text:p>974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FirmEntityBean&gt; FasFirmService.getFirm(natureType,firmCode)</text:p>
          </table:table-cell>
          <table:table-cell office:value-type="float" office:value="1248">
            <text:p>1248</text:p>
          </table:table-cell>
          <table:table-cell office:value-type="string">
            <text:p>stmt1='select firmname from fas.firm where firmcode=? ';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,asonDate,compId)</text:p>
          </table:table-cell>
          <table:table-cell office:value-type="float" office:value="33">
            <text:p>33</text:p>
          </table:table-cell>
          <table:table-cell office:value-type="string">
            <text:p>String SQLselect=' SELECT FIRMCODE FROM FIRM WHERE IS_LOCKED = 0 ' +</text:p>
          </table:table-cell>
          <table:table-cell table:number-columns-repeated="1015"/>
        </table:table-row>
        <table:table-row table:style-name="ro1">
          <table:table-cell office:value-type="string">
            <text:p>FIRM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WA_Bill_Entry_PartnerModel.java</text:p>
          </table:table-cell>
          <table:table-cell office:value-type="string">
            <text:p>List&lt;FasFirmEntityBean&gt; FasFirmService.getFirm(natureType)</text:p>
          </table:table-cell>
          <table:table-cell office:value-type="float" office:value="45">
            <text:p>45</text:p>
          </table:table-cell>
          <table:table-cell office:value-type="string">
            <text:p>SQLselect=' SELECT FIRMCODE FROM FIRM WHERE IS_LOCKED = 0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46">
            <text:p>946</text:p>
          </table:table-cell>
          <table:table-cell office:value-type="string">
            <text:p>stmt1= ' 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Proces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47">
            <text:p>1547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76">
            <text:p>1276</text:p>
          </table:table-cell>
          <table:table-cell office:value-type="string">
            <text:p>stmt1 = ' select partyname from fas.partymast where partycode='' + partycode + '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572">
            <text:p>1572</text:p>
          </table:table-cell>
          <table:table-cell office:value-type="string">
            <text:p>stmt1 = 'select partyname from fas.partymast where partycode='' + partycode + '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942">
            <text:p>1942</text:p>
          </table:table-cell>
          <table:table-cell office:value-type="string">
            <text:p>stmt1 = 'select partyname from fas.partymast where partycode= ?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04">
            <text:p>300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save_auto_RA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3051">
            <text:p>3051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_ENRO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959">
            <text:p>195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ill_TR_NJP_Preview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2101">
            <text:p>210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Combo</text:p>
          </table:table-cell>
          <table:table-cell office:value-type="string">
            <text:p>N</text:p>
          </table:table-cell>
          <table:table-cell office:value-type="string">
            <text:p>brokcheque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9003">
            <text:p>9003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eEntryDataManager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253">
            <text:p>253</text:p>
          </table:table-cell>
          <table:table-cell office:value-type="string">
            <text:p>String select = 'SELECT PARTYNAME FROM FAS.PARTYMAST WHERE PARTYCODE =:partycode and FIRMCODE =:firmcode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equeutility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470">
            <text:p>1347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74">
            <text:p>1074</text:p>
          </table:table-cell>
          <table:table-cell office:value-type="string">
            <text:p>String str = ' Select PARTYNAME FROM FAS.PARTYMAST WHERE PARTYCODE=? AND PARTYMAST.FIRMCODE=''+firmcode+''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brokchqreceipt_JV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862">
            <text:p>9862</text:p>
          </table:table-cell>
          <table:table-cell office:value-type="string">
            <text:p>String SQLselect=' SELECT partycode,partyname FROM FAS.PARTYMAST WHERE CATCODE='BAN' AND FAS.PARTYMAST.FIRMCODE=''+firmcode+'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84">
            <text:p>128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accode</text:p>
          </table:table-cell>
          <table:table-cell office:value-type="string">
            <text:p>N</text:p>
          </table:table-cell>
          <table:table-cell office:value-type="string">
            <text:p>comboFunctions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337">
            <text:p>1337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64">
            <text:p>64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 bank</text:p>
          </table:table-cell>
          <table:table-cell office:value-type="string">
            <text:p>N</text:p>
          </table:table-cell>
          <table:table-cell office:value-type="string">
            <text:p>function_brokchq_uti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00">
            <text:p>10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286">
            <text:p>4286</text:p>
          </table:table-cell>
          <table:table-cell office:value-type="string">
            <text:p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acc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334">
            <text:p>4334</text:p>
          </table:table-cell>
          <table:table-cell office:value-type="string">
            <text:p><text:s/>FROM PARTYMAST ' 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4541">
            <text:p>454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MastServlet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4576">
            <text:p>4576</text:p>
          </table:table-cell>
          <table:table-cell office:value-type="string">
            <text:p>String SQLselect=' SELECT partycode,partyname FROM 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_bill.java</text:p>
          </table:table-cell>
          <table:table-cell office:value-type="string">
            <text:p>List&lt;FasPartyEntityBean&gt; FasPartyService.getFasBankAcc(firmCode,nature,status)</text:p>
          </table:table-cell>
          <table:table-cell office:value-type="float" office:value="1294">
            <text:p>1294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comboBank</text:p>
          </table:table-cell>
          <table:table-cell office:value-type="string">
            <text:p>N</text:p>
          </table:table-cell>
          <table:table-cell office:value-type="string">
            <text:p>print_trbill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459">
            <text:p>145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4">
            <text:p>954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4">
            <text:p>964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05">
            <text:p>1205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_pro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27">
            <text:p>1227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759">
            <text:p>759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53">
            <text:p>953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962">
            <text:p>962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11">
            <text:p>1211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5"/>
        </table:table-row>
        <table:table-row table:style-name="ro1">
          <table:table-cell office:value-type="string">
            <text:p>PARTYMAST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Process_TR_Bill_NJP.java</text:p>
          </table:table-cell>
          <table:table-cell office:value-type="string">
            <text:p>List&lt;FasPartyEntityBean&gt; FasPartyService.getFasAcc(partyCode,firmCode,catCode,nature,status)</text:p>
          </table:table-cell>
          <table:table-cell office:value-type="float" office:value="1233">
            <text:p>1233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73">
            <text:p>1373</text:p>
          </table:table-cell>
          <table:table-cell office:value-type="string">
            <text:p>Sql_Insert_Bank = ' INSERT INTO FAS.BANKREC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eqUnAutho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434">
            <text:p>434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ationDataManager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516">
            <text:p>516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6">
            <text:p>1486</text:p>
          </table:table-cell>
          <table:table-cell office:value-type="string">
            <text:p>stmt4 = ' SELECT NVL(PASS,'N') PASS,TO_CHAR(CLRDATE,'DD/MM/YYYY') CLEARDATE FROM FAS.BANKREC WHERE VOU = '' + rad2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1488">
            <text:p>1488</text:p>
          </table:table-cell>
          <table:table-cell office:value-type="string">
            <text:p>stmt4 = ' SELECT NVL(PASS,'N') PASS,TO_CHAR(CLRDATE,'DD/MM/YYYY') CLEARDATE FROM FAS.BANKREC WHERE VOU = '' + rad1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36">
            <text:p>2136</text:p>
          </table:table-cell>
          <table:table-cell office:value-type="string">
            <text:p>stmt1 = ' DELETE FROM FAS.BANKREC WHERE VOU='' + rad2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string">
            <text:p>brokchqauthorized_JV.java</text:p>
          </table:table-cell>
          <table:table-cell office:value-type="string">
            <text:p>int deleteBankRec(voucherNo,bankRecoClear)</text:p>
          </table:table-cell>
          <table:table-cell office:value-type="float" office:value="2189">
            <text:p>2189</text:p>
          </table:table-cell>
          <table:table-cell office:value-type="string">
            <text:p>stmt1 = ' DELETE FROM FAS.BANKREC WHERE VOU='' + rad1 + '' ';</text:p>
          </table:table-cell>
          <table:table-cell table:number-columns-repeated="1015"/>
        </table:table-row>
        <table:table-row table:style-name="ro1">
          <table:table-cell office:value-type="string">
            <text:p>BANKREC</text:p>
          </table:table-cell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string">
            <text:p>rptPaymentRequest_detail.java</text:p>
          </table:table-cell>
          <table:table-cell office:value-type="string">
            <text:p>FasBankRecEntityBean etBankRec(voucherNo,firmCode,bankRecoClear</text:p>
          </table:table-cell>
          <table:table-cell office:value-type="float" office:value="910">
            <text:p>910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bill_payment_utility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Insert into leadger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N</text:p>
          </table:table-cell>
          <table:table-cell office:value-type="string">
            <text:p>bill_UF_NJP_save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ar</text:p>
          </table:table-cell>
          <table:table-cell office:value-type="string">
            <text:p>N</text:p>
          </table:table-cell>
          <table:table-cell office:value-type="string">
            <text:p>BrokChqAuthorizationService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string">
            <text:p>fas_in_mfund.sql</text:p>
          </table:table-cell>
          <table:table-cell office:value-type="string">
            <text:p>String {voucher} FasLedgerService.inesertLedger(fasLEB)</text:p>
          </table:table-cell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function_billproc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  <table:table-row table:style-name="ro1">
          <table:table-cell office:value-type="string">
            <text:p>LEDGER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string">
            <text:p>save_tr_bill_AM_pro.java</text:p>
          </table:table-cell>
          <table:table-cell office:value-type="string">
            <text:p>String {voucher} FasLedgerService.inesertLedger(fasLEB)</text:p>
          </table:table-cell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5"/>
        </table:table-row>
      </table:table>
      <table:table table:name="queries" table:style-name="ta1" table:print="false">
        <table:table-column table:style-name="co10" table:number-columns-repeated="6" table:default-cell-style-name="Default"/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pay_utility_ENET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SqlPay = " SELECT BILLMST.NETAMT, BILLMST.BILLNO, BILLMST.BRCODE,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7"/>BILL_SAVE_MAST.TRDATE, DIRECT_CREDIT.ACCODE, ACCOUNT.ACCNO, ACCOUNT.NAME, ACCOUNT.BANKNAME,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7"/>BILL_SAVE_MAST.TRDATE, DIRECT_CREDIT.ACCODE, DIRECT_CREDIT.ACCNO, DIRECT_CREDIT.NAME, DIRECT_CREDIT.BANKNAME,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7"/>GD.EMAIL, DIRECT_CREDIT.IFS_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FROM MFUND.BILLMST"+get_Db_link(req,"mfund")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UND.LOG_BILL_SAVE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LOG_BILL_SAVE.BILLNO = BILLMST.BILL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UND.BILL_SAVE_MAST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LOG_BILL_SAVE.SRNO = BILL_SAVE_MAST.SR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TRAN.GRPMST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GRPMST.GRPCODE = BILLMST.BR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INNER JOIN MFTRAN.GRP_DETAIL G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1"/>" <text:s text:c="6"/>ON GRPMST.GRPCODE= GD.GRPCODE " 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0"/>SqlPay += <text:s/>" INNER JOIN MFTRAN.DIRECT_CREDIT ON (DIRECT_CREDIT.GRPCODE = GRPMST.GRPCODE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// <text:s text:c="6"/>BELOW LINE COMMENTED BY HARDIK KAHAR AS PER REQ - 13529 IN ORDER TO ACCESS FIELDS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4"/>FROM TABLE MFTRAN.DIRECT_CREDIT INSTEAD OF ACCOUNT TABL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9"/>SqlPay <text:s/>+= <text:s/>" INNER JOIN MFTRAN.ACCOUNT ON ( DIRECT_CREDIT.ACCODE = ACCOUNT.ACCODE 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0"/>SqlPay <text:s/>+= <text:s/>" INNER JOIN FAS.LEDGER FL ON (FL.BILLNO = BILLMST.BILLNO)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SqlPay <text:s/>+= " WHERE BILLMST.FROMDATE = BILL_SAVE_MAST.BILL_FROMDAT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 text:c="2"/>AND BILLMST.TODATE = BILL_SAVE_MAST.BILL_TODATE ";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2"/>if(payment_opt.equalsIgnoreCase("NEFT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NEFT='Y' <text:s/>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else if(payment_opt.equalsIgnoreCase("BULKDD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NEFT = 'N' <text:s/>AND DIRECT_CREDIT.DC='N' AND DIRECT_CREDIT.ACCODE != 'NONE' <text:s/>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else if(payment_opt.equalsIgnoreCase("DC")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// <text:s text:c="15"/>SqlPay = <text:s/>SqlPay + " AND DIRECT_CREDIT.DC='Y' AND ACCOUNT.BANKNAME ='"+bankname+"' 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Pay = <text:s/>SqlPay + " AND DIRECT_CREDIT.DC='Y' AND DIRECT_CREDIT.BANKNAME ='"+bankname+"' " 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3"/>SqlPay = <text:s/>SqlPay + " <text:s text:c="2"/>AND BILLMST.BILLNO LIKE '%"+brokerageType+"%'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MST.NETAMT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MST.NETAMT 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BILL_SAVE_MAST.SRNO IN ( "+srno_str+" ) " +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32"/>" <text:s text:c="2"/>AND BILLMST.BILLNO = FL.BILL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BILLNO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DEBIT =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FILENO IS NULL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2"/>" <text:s text:c="2"/>AND FL.PAY_MODE IS NULL " +</text:p>
          </table:table-cell>
          <table:table-cell table:number-columns-repeated="4"/>
        </table:table-row>
        <table:table-row table:style-name="ro1" table:number-rows-repeated="4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bill_pay_utility_ENET</text:p>
          </table:table-cell>
          <table:table-cell office:value-type="string">
            <text:p>" SELECT BILL_SAVE_MAST.PAY_DESC DESC1, COUNT(FL.BILLNO) CNTPAYED, SUM(FL.CREDIT) SUMPAYE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FROM FAS.LEDGER F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INNER JOIN MFUND.LOG_BILL_SAVE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ON (LOG_BILL_SAVE.BILLNO = FL.BILL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INNER JOIN MFUND.BILL_SAVE_MAST"+get_Db_link(req,"mfund")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ON (BILL_SAVE_MAST.SRNO = LOG_BILL_SAVE.SRNO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WHERE FL.TRNTYPE = 'BP'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DEBIT =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FILENO = '"+seqNubmer+"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<text:s text:c="2"/>AND FL.PAY_MODE IS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5"/>// " <text:s text:c="2"/>AND FL.TRDATE = '"+btdate+"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36"/>" GROUP BY BILL_SAVE_MAST.PAY_DESC, BILL_SAVE_MAST.SRNO " 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pdf_VP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" SELECT BILLNO, DEBIT " + 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WHERE 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DEBIT &lt;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GRPCODE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"/>AND FILENO = ( SELECT FILE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8"/>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8"/>WHERE BILLNO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2"/>AND TRNTYPE = 'BP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22"/>AND DEBIT &lt;&gt; 0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8"/>" <text:s text:c="16"/>) "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ill_TR_NJP_Preview_ENROLL</text:p>
          </table:table-cell>
          <table:table-cell office:value-type="string">
            <text:p>stmt = " SELECT sum(CREDIT) FROM LEDGER WHERE TRDATE BETWEEN TO_DATE( ? ,'YYYY/MM/DD') AND TO_DATE( ? ,'YYYY/MM/DD')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stmt +=" AND BRCODE = ? "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_ledService_new</text:p>
          </table:table-cell>
          <table:table-cell office:value-type="string">
            <text:p>String SQLleg = "SELECT TO_CHAR(LEDGER.TRDATE,'DD/MM/YYYY') TRDATE,NVL(LEDGER.DEBIT,0) AS DEBIT,NVL(LEDGER.CREDIT,0) AS CREDIT,LEDGER.CCODE,LEDGER.SCHCODE,LEDGER.TRNTYPE,NVL(LEDGER.TDS,0) AS TDS,LEDGER.CH_NO,NVL(LEDGER.FILENO,0) FILENO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FROM FAS.LEDGE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WHERE BILLNO = :billno <text:s/>AND TDSTYPE = 'N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/>AND ( JVTYPE = 'P' OR TRNTYPE = 'BP'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<text:s/>AND (DRAFT_CAN != 'Y' OR <text:s/>DRAFT_CAN IS NULL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3"/>" ORDER BY TRNTYPE";</text:p>
          </table:table-cell>
          <table:table-cell table:number-columns-repeated="4"/>
        </table:table-row>
        <table:table-row table:style-name="ro1" table:number-rows-repeated="4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_ledService_new</text:p>
          </table:table-cell>
          <table:table-cell office:value-type="string">
            <text:p>"SELECT NVL(FL.FILENO,0) FILE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FROM FAS.LEDGER F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INNER JOIN BILLMST ON (FL.BILLNO=BILLMST.BILL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5"/>//" <text:s/>WHERE (TRNTYPE='BP' OR PARTYCODE='C0218') AND DEBIT!=0 "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2"/>WHERE TRNTYPE='BP' AND DEBIT!=0 "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(DRAFT_CAN != 'Y' OR <text:s/>DRAFT_CAN IS NULL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TRDATE = TO_DATE(:trdate,'DD/MM/YYYY'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L.BRCODE= :brcod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L.CH_NO=:chq_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FILENO IS NOT NULL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SUBSTR(FL.BILLNO,5,2)=:brok_type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<text:s text:c="4"/>AND BILLMST.TODATE BETWEEN :fromdate AND :todate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7"/>" ORDER BY FL.FILENO ";</text:p>
          </table:table-cell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JVReportDataManager(getPendingJVReport)</text:p>
          </table:table-cell>
          <table:table-cell office:value-type="string">
            <text:p>sqlStatement = " SELECT COUNT(SRNO) AS CNT, MST.SRNO, L.VOU, TRN.TYPE, L.DEBIT AS JVAMT, L1.DEBIT AS TDSAMT, SUM(L.DEBIT) as TOTJVAMT, SUM(L1.DEBIT) as TOTTDSAMT, L.DESC1 ,cmp." + map.get("COM_NAME_COL") + " AS CNAME,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MAST MST ON (TRN.SRNO = MST.SRNO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" + map.get("COMPANY_MASTER") + cf.get_Db_link(req, map.get("DBSERVER"), map.get("CONN")) + " cmp ON (MST.CCODE=cmp." + map.get("COMPANY_CODE_COL") + 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where MST.PROC_ID = :proc_id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if (entity.getCcode() != null) 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Statement += " AND MST.CCODE in (SELECT * FROM THE(SELECT STR2TBL(:ccode) FROM DUAL))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3"/>
          <table:table-cell office:value-type="string">
            <text:p><text:s text:c="12"/>sqlStatement +=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 by MST.SRNO, trn.Type,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rollup(L.VOU,L.DEBIT,L1.DEBIT,L.DESC1,TRN.FAS_FROMDATE,TRN.FAS_TODATE,MST.ST_TYPE,cmp."+ map.get("COM_NAME_COL")+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having <text:s/>grouping(L.VOU)=grouping(L.DEBIT) and grouping(L.VOU)=grouping(L1.DEBIT) and grouping(L.VOU)=grouping(L.DESC1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3"/>and grouping(L.VOU)=grouping(TRN.FAS_FROMDATE) and grouping(L.VOU)=grouping(TRN.FAS_TODATE) and grouping(L.VOU)=grouping(MST.ST_TYPE) and grouping(L.VOU)=grouping(cmp."+ map.get("COM_NAME_COL")+"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2"/>ORDER BY MST.SRNO, TRN.TYPE , grouping(L.VOU)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JVReportDataManager(getPendingJVReportSummary)</text:p>
          </table:table-cell>
          <table:table-cell office:value-type="string">
            <text:p>sqlStatement = " SELECT <text:s/>MST.SRNO AS JVSRNO, TRN.TYPE AS TYPE, C." + map.get("COMPANY_CODE_COL") + " AS CCODE, C." + map.get("COM_NAME_COL") + " AS CNAME,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SUM(L.DEBIT) AS TOTJVAMT, nvl(SUM(L1.DEBIT),0) AS TOTTDSAMT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FROM <text:s/>MFUND.BROK_CHQ_VOU_DET DET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MFUND.BROK_CHQ_MAST MST ON (TRN.SRNO = MST.SRNO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INNER JOIN " + map.get("COMPANY_MASTER") + cf.get_Db_link(req, map.get("DBSERVER"), map.get("CONN")) + " C ON (MST.CCODE=C." + map.get("COMPANY_CODE_COL") + "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where MST.PROC_ID = :proc_id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if (entity.getCcode() != null) {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sqlStatement += " AND MST.CCODE in (SELECT * FROM THE(SELECT STR2TBL(:ccode) FROM DUAL)) <text:s/>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sqlStatement +=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group by <text:s/>MST.SRNO, <text:s/>TRN.TYPE, C." + map.get("COMPANY_CODE_COL") + " , C." + map.get("COM_NAME_COL")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0"/>+ " ORDER BY C." + map.get("COM_NAME_COL") + " , C." + map.get("COMPANY_CODE_COL") +" , MST.SRNO, <text:s/>TRN.TYPE " ;</text:p>
          </table:table-cell>
          <table:table-cell table:number-columns-repeated="4"/>
        </table:table-row>
        <table:table-row table:style-name="ro1" table:number-rows-repeated="7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ueEntryDataManager(getBalanceAmount)</text:p>
          </table:table-cell>
          <table:table-cell office:value-type="string">
            <text:p>String fasSelect = "SELECT DEBIT FROM FAS.LEDGER L inner join MFUND.PRODUCT_MST"+cf.get_Db_link(req, "oracle", "mfund")+" Mf ON (L.PRODTYPE = Mf.PRODTYPE) WHERE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" L.TRDATE = to_date(:rec_date,'DD/MM/YYYY') AND L.ACCODE =:bankcode <text:s text:c="3"/>AND L.FIRMCODE = :firm_br AND UPPER(L.CH_NO) = UPPER(:chq_no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" AND MF.PROC_ID = :proc_id AND L.PARTYCODE=:partycode_suspense 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BrokCheqUnAuthoDataManager(getFasData)</text:p>
          </table:table-cell>
          <table:table-cell office:value-type="string">
            <text:p>sql = "SELECT LD.CH_NO CHNO,sum(LD.DEBIT) DEBIT,MIN(LD.FROMDATE) FROMDATE,MAX(LD.TODATE) TODATE,TO_CHAR(MAX(LD.TRDATE),'dd/mm/yyyy') TRDATE " <text:s text:c="14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FROM FAS.LEDGER LD "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WHERE DEBIT &gt; 0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8"/>if(entryType.equalsIgnoreCase("Only JV")){ <text:s text:c="12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2"/>sql += " AND TDSTYPE='N' ";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1"/>sql += " <text:s text:c="2"/>AND VOU IN ( SELECT * FROM THE( SELECT STR2TBL (:vou) FROM DUAL )) "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16"/>+ " <text:s text:c="2"/>GROUP BY LD.CH_NO ";</text:p>
          </table:table-cell>
          <table:table-cell table:number-columns-repeated="4"/>
        </table:table-row>
        <table:table-row table:style-name="ro1" table:number-rows-repeated="6"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FUNCTION BILLPROC(ChequeHandlingChargePrint)</text:p>
          </table:table-cell>
          <table:table-cell office:value-type="string">
            <text:p>" SELECT BILLNO, BILLAMOUNT, CHQ_HAND_CHARGES, NETPAYMENT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BILLNO,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LD.DEBIT + NVL(CH.CHQ_HAND_CHARGES,0) ) BILLAMOUNT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NVL(CH.CHQ_HAND_CHARGES,0) CHQ_HAND_CHARGES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DEBIT NETPAYMEN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<text:s text:c="3"/>FAS.LEDGER LD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EFT JOIN MFUND.BILLDEDUCT_CHQHANDLING_CHARGES CH ON LD.BILLNO = CH.BILLNO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WHERE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TRNTYPE = 'BP'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DEBIT &lt;&gt; 0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BRCODE = ? <text:s text:c="8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(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FILENO = ( SELECT FILENO FROM FAS.LEDGER WHERE BILLNO = ? AND TRNTYPE = 'BP' AND DEBIT &lt;&gt; 0 )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FILENO IS NOT NULL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//ADDED ON 06-APRIL-2009 TO SOLVE OLD BILL PRINTING PROBLEM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TRDATE =( SELECT TRDATE FROM FAS.LEDGER WHERE BILLNO = ? AND TRNTYPE = 'BP' AND DEBIT &lt;&gt; 0 )" +//ADDED ON 06-APRIL-2009 TO SOLVE OLD BILL PRINTING PROBLEM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OR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TRDATE =( SELECT TRDATE FROM FAS.LEDGER WHERE BILLNO = ? AND TRNTYPE = 'JV' AND DEBIT &lt;&gt; 0 AND CH_NO IS NOT NULL AND PARTYCODE = 'C0218'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LD.PAY_MODE IS NULL <text:s text:c="2"/>" + <text:s text:c="23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UNION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BILLNO,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LD.DEBIT BILLAMOUNT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NVL(CH.CHQ_HAND_CHARGES,0) CHQ_HAND_CHARGES,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LD.DEBIT - NVL(CH.CHQ_HAND_CHARGES,0) ) NETPAYMEN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FROM <text:s text:c="3"/>FAS.LEDGER LD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INNER JOIN MFUND.BILLDEDUCT_CHQHANDLING_CHARGES CH ON LD.BILLNO = CH.BILLNO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WHERE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TRNTYPE = 'JV'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DEBIT &lt;&gt; 0 <text:s text:c="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BRCODE = ?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PARTYCODE = 'C0218'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(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( LD.TRDATE = ( SELECT TRDATE FROM FAS.LEDGER WHERE BILLNO = ? AND TRNTYPE = 'JV' AND DEBIT &lt;&gt; 0 AND PARTYCODE = 'C0218')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OR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( LD.TRDATE = ( SELECT TRDATE FROM FAS.LEDGER WHERE BILLNO = ? AND TRNTYPE = 'BP' AND DEBIT &lt;&gt; 0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CH_NO <text:s/>=( SELECT CH_NO FROM FAS.LEDGER WHERE BILLNO = ? AND TRNTYPE = 'JV' AND DEBIT &lt;&gt; 0 AND CH_NO IS NOT NULL AND PARTYCODE = 'C0218') " + //Added on 09-APRIL-2009 BY HUSSAIN TO SOLVE MULTIPLE PAYMENT PROBLEM OF SAME BROKER ON SAME DATE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AND " + // ADDED TO SOLVE DIFFERENT BROKERAGE TYPE WITH SAME FILE NO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4"/>LD.BILLNO LIKE '%' || (SELECT SUBSTR(?,5,2) FROM DUAL) || '%' " + // ADDED TO SOLVE DIFFERENT BROKERAGE TYPE WITH SAME FILE NO <text:s text:c="19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2"/>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10"/>) <text:s text:c="13"/>" + <text:s text:c="6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NOT EXISTS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(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SELECT <text:s text:c="2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FL1.BILLNO <text:s text:c="2"/>" + <text:s text:c="12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FROM FAS.LEDGER FL1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WHERE LD.BILLNO = FL1.BILLNO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AND FL1.TRNTYPE='BP'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8"/>AND FL1.DEBIT = 0 <text:s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) <text:s text:c="23"/>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<text:s text:c="5"/>AND LD.PAY_MODE IS NULL <text:s text:c="2"/>" + <text:s text:c="4"/>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) " +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<text:s text:c="24"/>" ORDER BY BILLNO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" office:value-type="string">
            <text:p>bhatu bhai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Sql = " SELECT DISTINCT CH_NO,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replace(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replace(DESC1,'\"',' '),'''',' '),';',' '),':',' '),'/',' '),',',' '),'&amp;',' '),'(',' '),')',' '),'\',' ') <text:s/>DESC1,FILENO,VOU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<text:s/>FROM FAS.LEDGER WHERE BILLNO=? AND FILENO IS NULL <text:s/>AND TDSTYPE!='T' AND PAY_MODE IS NULL "; //FOR NJSERVER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AND DEBIT &lt;&gt; 0 AND TRNTYPE = 'BP'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 AND CH_NO IS NOT NULL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rSql += "ORDER BY CH_NO "; // HERE ORDER BY - When multiple entries with CH_NO is null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qlstmt4.append("SELECT DISTINCT(L.VOU) \"VOU\",BN.AMOUNT \"JV_AMOUNT\",BN.TYPE \"TYPE\",SUM(L.DEBIT) \"RECEIVED_AMOUNT\",L.CCODE \"CCODE\"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FROM BROK_CHQ_TRN BN,FAS.LEDGER L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WHERE L.FROMDATE&gt;=TO_DATE('"+frm_Date+"','DD/MM/YYYY') and L.TODATE&lt;=TO_DATE('"+to_Date+"','DD/MM/YYYY') AND L.TRNTYPE='JV'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GROUP BY L.VOU,BN.AMOUNT,BN.TYPE,L.CCODE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stmt4.append(" ORDER BY L.VOU,BN.TYPE DESC")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qury = " SELECT DISTINCT TYPE FROM MFUND.BROK_CHQ_TRN WHERE SRNO=? ORDER BY TYPE DESC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select l.vou,l.debit,bt.type,bt.srno,l.desc1,bt.tds,l1.debit ltds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from mfund.BROK_CHQ_TRN bt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inner join fas.LEDGER l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6"/>on (bt.vou = l.vou)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inner join mfund.BROK_CHQ_MAST bm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6"/>on (bm.srno = bt.srno)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left join fas.LINK_VOU lv on (lv.vou = l.vou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left join fas.LINK_VOU lv1 on (lv1.srno = lv.srno and <text:s/>lv1.vou != lv.vou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<text:s/>left join fas.LEDGER l1 on (lv1.vou = l1.vou 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where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f(!ccode.equalsIgnoreCase("NONE")) <text:s text:c="2"/>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bm.ccode='"+ccode+"' and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<text:s/>l.debit&lt;&gt;0 and (l1.DEBIT &lt;&gt;0 or l1.debit is null)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bt.fas_fromdate between to_date('"+frm_Date+"','dd/mm/yyyy') and to_date('"+to_Date+"','dd/mm/yyyy')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bt.fas_todate between to_date('"+frm_Date+"','dd/mm/yyyy') and to_date('"+to_Date+"','dd/mm/yyyy')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and l.TRNTYPE='JV' 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group by l.debit,l.vou,bt.type,bt.srno,l.desc1,bt.tds,l1.debit")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er_query.append(" order by bt.type desc")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Sql=" SELECT VOU,TRDATE,ACCODE,CREDIT,CH_NO,DRAFT FROM LEDGER WHERE billno='"+billno+"' AND credit!=0 AND TRNTYPE='BP' ORDER BY CREDIT DESC ";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office:value-type="string">
            <text:p>SqlPay = " SELECT BILLMST.NETAMT, BILLMST.BILLNO, BILLMST.BRCODE,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8"/>BILL_SAVE_MAST.TRDATE, DIRECT_CREDIT.ACCODE, DIRECT_CREDIT.ACCNO, DIRECT_CREDIT.NAME, DIRECT_CREDIT.BANKNAME,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8"/>GD.EMAIL, DIRECT_CREDIT.IFS_CODE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FROM MFUND.BILLMST+get_Db_link(req,"mfund")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LOG_BILL_SAVE+get_Db_link(req,"mfund"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LOG_BILL_SAVE.BILLNO = BILLMST.BILL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BILL_SAVE_MAST+get_Db_link(req,"mfund"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LOG_BILL_SAVE.SRNO = BILL_SAVE_MAST.SR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TRAN.GRPMST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GRPMST.GRPCODE = BILLMST.BRCODE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TRAN.GRP_DETAIL GD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7"/>ON GRPMST.GRPCODE= GD.GRPCODE <text:s/>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+= <text:s/>" INNER JOIN MFTRAN.DIRECT_CREDIT ON (DIRECT_CREDIT.GRPCODE = GRPMST.GRPCODE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<text:s/>+= <text:s/>" INNER JOIN FAS.LEDGER FL ON (FL.BILLNO = BILLMST.BILLNO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<text:s/>+= " WHERE BILLMST.FROMDATE = BILL_SAVE_MAST.BILL_FROMDATE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TODATE = BILL_SAVE_MAST.BILL_TODATE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f(payment_opt.equalsIgnoreCase("NEFT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NEFT='Y' <text:s/>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else if(payment_opt.equalsIgnoreCase("BULKDD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NEFT = 'N' <text:s/>AND DIRECT_CREDIT.DC='N' AND DIRECT_CREDIT.ACCODE != 'NONE' <text:s/>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else if(payment_opt.equalsIgnoreCase("DC"))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AND DIRECT_CREDIT.DC='Y' AND DIRECT_CREDIT.BANKNAME ='"+bankname+"' " 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}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qlPay = <text:s/>SqlPay + " <text:s text:c="2"/>AND BILLMST.BILLNO LIKE '%"+brokerageType+"%'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NETAMT IS NOT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NETAMT &gt;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_SAVE_MAST.SRNO IN ( +srno_str+" )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BILLMST.BILLNO = FL.BILLNO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BILLNO IS NOT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TRNTYPE = 'BP'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DEBIT =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FILENO IS NULL <text:s text:c="4"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PAY_MODE IS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ORDER BY FL.CH_NO,FL.VOU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payedBills = " SELECT BILL_SAVE_MAST.PAY_DESC DESC1, COUNT(FL.BILLNO) CNTPAYED, SUM(FL.CREDIT) SUMPAYED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payedBills += " FROM FAS.LEDGER" + get_Db_link(req) + " FL ";//added by harsh on behalf of jigensh..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payedBills += " INNER JOIN MFUND.LOG_BILL_SAVE 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ON (LOG_BILL_SAVE.BILLNO = FL.BILLNO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INNER JOIN MFUND.BILL_SAVE_MAST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ON (BILL_SAVE_MAST.SRNO = LOG_BILL_SAVE.SRNO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WHERE FL.TRNTYPE = 'BP'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DEBIT = 0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FILENO = ?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 text:c="3"/>AND FL.PAY_MODE IS NULL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<text:s/>GROUP BY BILL_SAVE_MAST.PAY_DESC, BILL_SAVE_MAST.SRNO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otherBill = <text:s/>SELECT BILLNO, DEBIT <text:s/>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TRNTYPE = 'BP'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DEBIT &lt;&gt; 0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GRPCODE = ?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FILENO = ( SELECT FILENO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BILLNO = ?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TRNTYPE = 'BP'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 DEBIT &lt;&gt; 0 <text:s/>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) 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rSql=" SELECT VOU,TRDATE,ACCODE,CREDIT,CH_NO,DRAFT FROM LEDGER WHERE billno='"+billno+"' AND credit!=0 AND TRNTYPE='BP' ORDER BY CREDIT DESC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mt = " SELECT sum(CREDIT) FROM LEDGER WHERE TRDATE BETWEEN TO_DATE( ? ,'YYYY/MM/DD') AND TO_DATE( ? ,'YYYY/MM/DD'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mt +=" AND BRCODE = ?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StrSql=" SELECT VOU,TRDATE,ACCODE,CREDIT,CH_NO,DRAFT 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billno=? AND credit!=0 AND 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DER BY CREDIT DESC "; // here order by is required to display actual bill amount when multiple entries available like Live Wir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mt1 = " <text:s/>SELECT DISTINCT LD.VOU VOU,LD.CH_NO CHNO,LD.DEBIT DEBIT,TO_CHAR(LD.TRDATE,'dd/mm/yyyy') TRDATE,C.CDESC CNAME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FROM FAS.LEDGER LD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INNER JOIN FAS.PARTYMAST PM ON (PM.PARTYCODE=LD.PARTYCODE AND PM.FIRMCODE='"+firmcode+"') 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INNER JOIN MFTRAN.COMPANY C ON (LD.CCODE = C.CCODE)";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stmt1 += " WHERE LD.PARTYCODE=? AND LD.CCODE=? AND LD.CH_NO=? AND ROUND(LD.DEBIT,2)=? AND LD.TRDATE=?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INSERT INTO FAS.LEDGER(FIRMCODE,VOU,TRDATE,ACCODE,DEBIT,CREDIT,PARTYCODE,CH_NO,DESC1,FROMDATE,TODATE,TRNTYPE,PRODTYPE,TDSTYPE,CCODE,JVTYPE)"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VALUES('" + rec_firmcode + "','" + rec_vou + "',TO_DATE('" + fas_to_date + "','dd/mm/yyyy'),'" + rec_head + "'," + rec_net + ",'0','" + inc_head + "','','" + desc1 + "',TO_DATE('" + fas_from_date + "','dd/mm/yyyy'),TO_DATE('" + fas_to_date + "','dd/mm/yyyy'),'JV','MF','N','" + ccode + "','R') "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CallableStatement pslog10 = Conn1.prepareCall("{call FAS.INSERT_LEDGER_LOG(?,?,?,?,?)}")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2 = <text:s/>INSERT INTO FAS.MEET_LEDGER_MAP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(MAP_VOU,MEET_CODE,AMC_REPRESENTATIVE,MEET_DATE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VALUES(' + inc_vou + ', + rs5.getInt(MEET_CODE) + ,null,null)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=SELECT DISTINCT LV1.VOU VOU FROM FAS.LINK_VOU LV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NER JOIN FAS.LEDGER LD ON (LD.VOU=LV.VOU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INNER JOIN FAS.LINK_VOU LV1 ON (LV1.SRNO=LV.SRNO) 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LV.VOU=? AND LV1.VOU != ? 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 = "UPDATE FAS.LEDGER SET CH_NO = ? WHERE VOU = ? ";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1 = " <text:s/>DELETE FROM FAS.LEDGER WHERE VOU='" + rad2 + "'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ring stmt1 = <text:s/>SELECT COUNT(*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TRNTYPE='BP' AND PRODTYPE='MF'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ND BRCODE =? AND TRDATE BETWEEN '1-APR-+ (tdyear-1) +' AND '31-MAR-+ tdyear +' 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 = " SELECT COUNT(*) FROM FAS.LEDGER WHERE TRNTYPE='BP' AND PRODTYPE='MF' AND BRCODE =? AND TRDATE BETWEEN '1-APR-"+ (tdyear-1) +"' AND '31-MAR-"+ tdyear +"'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ring sqlSelect="select Ch_no,Credit,to_char(trdate,'DD/MM/YYYY') trdate from fas.ledger where billno='"+mfbillno+"' and credit!=0 and <text:s/>ch_no is not null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office:value-type="string">
            <text:p>stmt = <text:s/>SELECT count(*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FROM FAS.LEDGER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WHERE LPAD(CH_NO,10,'0')=LPAD('+chq_no+',10,'0') <text:s/>+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ND PARTYCODE = '+bankcode+' ;a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stmt = " SELECT count(*) FROM FAS.LEDGER WHERE LPAD(CH_NO,10,'0')=LPAD(?,10,'0') and PARTYCODE = '"+bankcode+"' ";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5"/>
        </table:table-row>
        <table:table-row table:style-name="ro1">
          <table:table-cell table:style-name="ce6"/>
          <table:table-cell office:value-type="string">
            <text:p>fn_bill.InsertIntoLedger(out,Conn1,billno,0,0,0,0,0,0,netamt,accode,account,chq_no,0,brncode,partyCode,firmcode,firmcode1,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>
            <text:p>amcode,bankcode,desc1,ledgTrdate,bill_fromdate,bill_todate,"AT",done.toString())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BANKRE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LECT NVL(SUM(NVL(AMOUNT,0)),0) SUM_BR,COUNT(*) CNTB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FROM BANKREC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WHERE VOU I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SELECT VOU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PAY_MODE IS NU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AND CREDIT !=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17"/>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4"/>AND PASS='N'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ATEGORY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WHERE FAS.PARTYMAST.CATCODE = FAS.CATEGORY.CAT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AND <text:s/>substr(partyname,0,7) LIKE 'TDS REC%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WHERE FAS.PARTYMAST.CATCODE = FAS.CATEGORY.CATCOD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1"/>" AND PARTYMAST.FIRMCODE= '"+firmcode+"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1"/>" AND CATEGORY.FIRMCODE= '"+firmcode+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AND <text:s/>substr(partyname,0,7) LIKE 'TDS REC%' ";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IR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Select2 += " FROM MFUND.BROK_CHQ_TRN ";</text:p>
          </table:table-cell>
          <table:table-cell table:number-columns-repeated="4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<text:s text:c="8"/>strSelect2 += " INNER JOIN MFUND.BROK_CHQ_MAST ON(BROK_CHQ_MAST.SRNO=BROK_CHQ_TRN.SRNO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trSelect2 += " INNER JOIN MFUND.COMPANY ON(BROK_CHQ_MAST.CCODE=COMPANY.CCODE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3"/>if(!entry_type.equals("BR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!entryTypeCode.equals("BR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strSelect2 += " INNER JOIN MFUND.BROK_SUB_HEAD_MAST ON(BROK_SUB_HEAD_MAST.SUBTYPE=BROK_CHQ_TRN.SUBTYPE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///////////////////////////////////////Modified By Nirav Joshi at 28/05/2008////////////////////////////////////////////////////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!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INNER JOIN FAS.PARTYMAST PM4 ON(PM4.PARTYCODE=BROK_CHQ_MAST.BANKCODE AND PM4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/////////////////////////////////////////Ended By Nirav Joshi at 28/05/2008////////////////////////////////////////////////////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MAST.FIRM_BR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trSelect2 +=" INNER JOIN FAS.FIRM FRM ON(FRM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!entryTypeCode.equalsIgnoreCase("JV") &amp;&amp; stType.equalsIgnoreCase("EXCLUSIVE"))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trSelect2 +=" LEFT JOIN FAS.PARTYMAST STND ON(BROK_CHQ_TRN.PARTYCODE_ST_NOTDUE=STND.PARTYCODE AND STND.FIRMCODE=BROK_CHQ_TRN.FIRM_JV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PARTYMAST STP ON(BROK_CHQ_TRN.PARTYCODE_ST_PAY=STP.PARTYCODE AND STP.FIRMCODE=BROK_CHQ_TRN.FIRM_JV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trSelect2 += " WHERE BROK_CHQ_TRN.SRNO=:srno ORDER BY TYPE,FIRM_JV,REC_HEAD,INC_HEAD,TDS_HEAD,SUBTYPE ";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FIRM COMBO</text:p>
          </table:table-cell>
          <table:table-cell office:value-type="string">
            <text:p>SQLselect = "SELECT FIRMCODE,FIRMNAME FROM FAS.FIRM"+get_Db_link(req)+" FR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" INNER JOIN CHQ_ENT_HEAD_MASTER HM ON (FR.FIRMCODE=HM.FIRMCODE_JV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WHERE <text:s/>HM.PROC_ID=:procId AND HM.TYPE_ID=:typeId <text:s/>ORDER BY FR.FIRMNAME"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8"/>} else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QLselect = "SELECT FIRMCODE,FIRMNAME FROM FAS.FIRM"+get_Db_link(req)+" FR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INNER JOIN CHQ_ENT_HEAD_MASTER HM ON (FR.FIRMCODE=HM.FIRMCODE_JV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WHERE <text:s/>HM.PROC_ID=:procId AND HM.TYPE_ID=:typeId AND <text:s/>FR.IS_LOCKED=0 ORDER BY FR.FIRMNAME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ledg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BrokCheqJVReportDataManager(get pending jv report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 as TOTJVAMT, SUM(L1.DEBIT) as TOTTDSAMT, L.DESC1 ,cmp." + map.get("COM_NAME_COL") + " AS CNAM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<text:s/>MST.SRNO AS JVSRNO, TRN.TYPE AS TYPE, C." + map.get("COMPANY_CODE_COL") + " AS CCODE, C." + map.get("COM_NAME_COL") + " AS CNAME,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SUM(L.DEBIT) AS TOTJVAMT, nvl(SUM(L1.DEBIT),0) AS TOTTDSAMT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 ON (MST.CCODE=C." + map.get("COMPANY_CODE_COL") + ") "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NVL(SUM(NVL(CREDIT,0)),0) SUM_CH_L,COUNT(*) CNTC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FROM 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WHERE BILLNO I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SELECT 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FROM MFUND.LOG_BILL_SAVE " + get_Db_link(request, "MFUND") + "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19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" <text:s text:c="3"/>AND <text:s/>ACCODE = 'C0218' AND TRNTYPE='JV' "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ql = "SELECT LD.CH_NO CHNO,sum(LD.DEBIT) DEBIT,MIN(LD.FROMDATE) FROMDATE,MAX(LD.TODATE) TODATE,TO_CHAR(MAX(LD.TRDATE),'dd/mm/yyyy') TRDATE " <text:s text:c="14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FROM FAS.LEDGER LD " <text:s text:c="19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WHERE DEBIT &gt; 0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(entryType.equalsIgnoreCase("Only JV")){ <text:s text:c="1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 += " AND TDSTYPE='N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1"/>sql += " <text:s text:c="2"/>AND VOU IN ( SELECT * FROM THE( SELECT STR2TBL (:vou) FROM DUAL )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<text:s text:c="2"/>GROUP BY LD.CH_NO ";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FROM FAS.LEDGER LD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INNER JOIN MFUND.PRODUCT_MST" + objcomboFunctions.get_Db_link(req, "oracle", "MFUND") + " ON (PRODUCT_MST.PRODTYPE = LD.PRODTYPE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INNER JOIN FAS.PARTYMAST PM ON (PM.PARTYCODE=LD.PARTYCODE AND PM.FIRMCODE=:firmcode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WHERE LD.PARTYCODE =:sus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if (proc_type.equalsIgnoreCase("MF")) 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 += "AND LD.CCODE =:ccode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sql += "AND UPPER (LD.CH_NO) = UPPER (:chq_no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ROUND(LD.DEBIT,2)=:amoun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LD.ACCODE=:bankcod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AND LD.TRDATE = TO_DATE(:rec_date,'DD/MM/YYYY') ";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"SELECT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MFUND.REGION.REGNAME,' ') CENTRE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BRCODE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MFUND.GRPMST.CATCODE CATCOD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OPTTYPE,'NONE') OPTTYP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CASE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MFUND.GRPMST.NJBRCODE IS NOT NULL THEN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1"/>MFUND.GRPMST.NJBRCODE || '-' || MFUND.GRPMST.NAM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1"/>MFUND.GRPMST.NAM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ND PARTNERNAM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MFTRAN.ACCOUNT.NAME ACCOUNTNAM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UF%' then 'Upfront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TR%' then 'Trail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AU%' then 'AM Upfron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AT%' then 'AM Trail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LD.BILLNO LIKE '%RP%' then 'RAP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Value Pack' END BROKERAGETYPE,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BILL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CH_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FILENO,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LD.DEBIT NETPAYABLEAMOUNT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TO_CHAR(LD.TRDATE,'DD/MM/YYYY') PAIDDATE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(SELECT SUM(DEBIT) FROM FAS.LEDGER LD1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6"/>WHERE LD1.TRDATE BETWEEN TO_DATE(?,'DD/MM/YYYY') AND TO_DATE(?,'DD/MM/YYYY'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TRNTYPE='BP' AND LD1.FIRMCODE=LD.FIRMCODE AND LD1.CH_NO=LD.CH_NO AND 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FILENO=LD.FILENO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7"/>AND LD1.BRCODE=LD.BRCOD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) CHAMT")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13"/>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DD' END PAYMENTTYPE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NVL(MFUND.GRP_DETAIL.MOBILENO,'-') MOBILE <text:s/>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Commented by chetan Use of GRPMST.MOBILE removed as per request 11970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CAS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GRP_DETAIL.MOBILENO IS NULL THEN MFUND.GRPMST.MOBILE " + <text:s text:c="4"/>///MFUND.GRPMST.MO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MFUND.GRP_DETAIL.MOBILE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ND MOBILE 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Commented by chetan ENDS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,MFUND.GRPMST.MOBILE ");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/*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ELSE 'DD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,MFUND.GRPMST.MOBILE " 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// <text:s text:c="27"/>" <text:s text:c="7"/>,MFUND.GRPMST.MOBILE "); <text:s/>*/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3"/>sqlMain.append("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FROM <text:s text:c="6"/>FAS.LEDGER LD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LEFT JOIN BILL_OPTION B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( BO.BRCODE = LD.BRCODE)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GRPMS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LD.BRCODE = MFUND.GRPMST.GRP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REGION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UND.GRPMST.CENTRECODE = MFUND.REGION.REG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DIRECT_CREDI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UND.DIRECT_CREDIT.GRPCODE = MFUND.GRPMST.GRP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TRAN.ACCOUN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<text:s/>(MFTRAN.ACCOUNT.ACCODE = MFUND.DIRECT_CREDIT.ACCODE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INNER JOIN MFUND.GRP_DETAI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7"/>ON (MFUND.GRPMST.GRPCODE = MFUND.GRP_DETAIL.GRPCODE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WHER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( " + //WHERE CONDITION STAR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LD.TRDATE BETWEEN TO_DATE(?,'DD/MM/YYYY') AND TO_DATE(?,'DD/MM/YYYY')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TRNTYPE = 'BP'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CH_NO IS NOT NULL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BILLNO IS NOT NULL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D.BRCODE IS NOT NULL ")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16"/>if(reporttype.equalsIgnoreCase("sms"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qlMain.append(" AND ( GRP_DETAIL.MOBILENO IS NOT NULL ) ");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WHERE BILLNO = :billno <text:s/>AND TDSTYPE = 'N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<text:s/>AND ( JVTYPE = 'P' OR TRNTYPE = 'BP'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<text:s/>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3"/>" ORDER BY TRNTYPE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Sql="SELECT GM.GRPCODE,NAME,NJBRCODE,ARNNO,TO_CHAR(ARN_DATE,'DD-MON-YY') ARN_DATE,TO_CHAR(ARN_EXP_DATE,'DD-MON-YY') ARN_EXP_DATE,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SUM(NVL(PAYAMT,0)+NVL(SUBPAYAMT,0)) PAYABLE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6"/>///////////// Consider Paid Amount ///////////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 text:c="6"/>SUM(CASE WHEN (LED_4_PARTNER.BILLNO IS NOT NULL) THEN NVL(PAYAMT,0)+NVL(SUBPAYAMT,0) ELSE 0 END) PAID_TO_BROKER," + <text:s text:c="10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SUM(NVL(LED_4_PARTNER.DEBIT,0)) PAID_TO_BROKER," + <text:s text:c="13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 text:c="6"/>SUM(CASE WHEN (LED_4_AM.BILLNO IS NOT NULL) THEN NVL(AM_PAYAMT,0) ELSE 0 END) PAID_TO_AM " 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6"/>" <text:s text:c="6"/>SUM(NVL(LED_4_AM.DEBIT,0)) PAID_TO_AM " +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/////////// Consider Paid Amount /////////// <text:s text:c="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FROM GRPMST G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PRO_BILL_UF PU ON (GM.GRPCODE=PU.BRCODE AND TRNDATE&gt;=ARN_EXP_DATE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LEFT JOIN PRO_BILL_UF PU ON (GM.GRPCODE=PU.BRCODE) " + ///////// to be commented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LEDGER LED_4_PARTNER ON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6"/>PU.BILLNO=LED_4_PARTNER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38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LEFT JOIN FAS.LEDGER LED_4_AM ON <text:s text:c="5"/>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6"/>PU.AM_BILLNO=LED_4_AM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42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39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WHERE (GRPTYPE='BR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6"/>OR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7"/>GM.GRPTYPE='DI'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3"/>AND GM.CATCODE IN('Platinum','Bronze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10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 text:c="5"/>)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/>AND BRK_PAY='Y' " +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AND ARN_EXP_DATE&lt;=? " + <text:s text:c="1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GROUP BY GM.GRPCODE,NAME,NJBRCODE,ARNNO,ARN_DATE,ARN_EXP_DAT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" <text:s/>ORDER BY GM.ARN_EXP_DATE "; <text:s text:c="3"/>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SELECT NVL(FL.FILENO,0) FILE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FROM FAS.LEDGER F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INNER JOIN BILLMST ON (FL.BILLNO=BILLMST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5"/>//" <text:s/>WHERE (TRNTYPE='BP' OR PARTYCODE='C0218')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2"/>WHERE TRNTYPE='BP'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TRDATE = TO_DATE(:trdate,'DD/MM/YYYY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L.BRCODE= :brcod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L.CH_NO=:chq_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FILENO IS NOT NU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SUBSTR(FL.BILLNO,5,2)=:brok_type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<text:s text:c="4"/>AND BILLMST.TODATE BETWEEN :fromdate AND :todat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7"/>" ORDER BY FL.FILENO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SELECT BILLNO, DEBIT " +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WHERE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DEBIT &lt;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GRP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"/>AND FILENO = ( SELECT 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8"/>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8"/>WHERE BILL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2"/>AND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22"/>AND DEBIT &lt;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<text:s text:c="16"/>) ";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as TOTJVAMT, SUM(L1.DEBIT)as TOTTDSAMT, L.DESC1 ,cmp." + map.get("COM_NAME_COL") + " AS CNAM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MFUND.BROK_CHQ_MAST MST ON (TRN.SRNO = MST.SRNO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mp ON (MST.CCODE=cmp." + map.get("COMPANY_CODE_COL") + ")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where MST.PROC_ID = :proc_id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3"/>AND MST.CCODE = <text:s/>:ccode <text:s text:c="2"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/>AND TRN.TYPE in (SELECT * FROM THE(SELECT STR2TBL(:typeNames) FROM DUAL)) <text:s/>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CONFIRM='Y'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SRNO IN ( SELECT DISTINCT SRNO FROM BROK_CHQ_TRN WHERE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AND MST.ENTRY_TYPE = 'JV'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+ " group by MST.SRNO, trn.Type, 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+ " rollup(L.VOU,L.DEBIT,L1.DEBIT,L.DESC1,TRN.FAS_FROMDATE,TRN.FAS_TODATE,MST.ST_TYPE,cmp."+ map.get("COM_NAME_COL")+") 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20"/>+ " having <text:s/>grouping(L.VOU)=grouping(L.DEBIT) and grouping(L.VOU)=grouping(L1.DEBIT) and grouping(L.VOU)=grouping(L.DESC1) 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16"/>+ " <text:s text:c="3"/>and grouping(L.VOU)=grouping(TRN.FAS_FROMDATE) and grouping(L.VOU)=grouping(TRN.FAS_TODATE) and grouping(L.VOU)=grouping(MST.ST_TYPE) and grouping(L.VOU)=grouping(cmp."+ map.get("COM_NAME_COL")+")"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>
            <text:p><text:s text:c="20"/>+ " <text:s text:c="2"/>ORDER BY MST.SRNO, TRN.TYPE , grouping(L.VOU)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qlstmt4.append("SELECT DISTINCT(L.VOU) \"VOU\",BN.AMOUNT \"JV_AMOUNT\",BN.TYPE \"TYPE\",SUM(L.DEBIT) \"RECEIVED_AMOUNT\",L.CCODE \"CCODE\" 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FROM BROK_CHQ_TRN BN,FAS.LEDGER L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WHERE L.FROMDATE&gt;=TO_DATE('"+frm_Date+"','DD/MM/YYYY') and L.TODATE&lt;=TO_DATE('"+to_Date+"','DD/MM/YYYY') AND L.TRNTYPE='JV'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GROUP BY L.VOU,BN.AMOUNT,BN.TYPE,L.CCODE")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2"/>sqlstmt4.append(" ORDER BY L.VOU,BN.TYPE DESC");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eport_ARN_Detail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 text:c="29"/>Sql= "SELECT to_char(X.FROMDATE,'DD-MON-YYYY') FROMDATE,TO_CHAR(X.TODATE,'DD-MON-YYYY') TODATE,SUM(X.PAID_TO_BR) PAID_TO_BROKER,SUM(X.PAID_TO_AM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FROM (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SELECT PT.FROMDATE,PT.TODATE,NVL(LED_4_PARTNER.DEBIT,0) PAID_TO_BR,NVL(LED_4_AM.DEBIT,0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FROM PRO_BILL_TR P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10"/>INNER JOIN FAS.LEDGER LED_4_PARTNER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53"/>PT.BILLNO=LED_4_PARTNER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6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10"/>LEFT JOIN FAS.LEDGER LED_4_AM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52"/>PT.AM_BILLNO=LED_4_AM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48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38"/>) " + <text:s text:c="3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7"/>WHERE LED_4_PARTNER.BRCODE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<text:s text:c="9"/>AND TRNDATE&gt;= ?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if(db_new_arn_exp_date.before (splitdate) || db_new_arn_exp_date.equals (splitdate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{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0"/>Sql += " <text:s text:c="7"/>UNION ALL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SELECT PT.FROMDATE,PT.TODATE,NVL(LED_4_PARTNER.DEBIT,0) PAID_TO_BR,NVL(LED_4_AM.DEBIT,0) PAID_TO_AM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FROM PRO_BILL_TR_SPLIT P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10"/>INNER JOIN FAS.LEDGER LED_4_PARTNER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7"/>PT.BILLNO=LED_4_PARTNER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PARTNER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3"/>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10"/>LEFT JOIN FAS.LEDGER LED_4_AM ON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7"/>PT.AM_BILLNO=LED_4_AM.BILLNO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TRNTYPE=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8"/>AND LED_4_AM.DEBIT!=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43"/>) " + <text:s text:c="32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7"/>WHERE LED_4_PARTNER.BRCODE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<text:s text:c="9"/>AND TRNDATE&gt;= ?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}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0"/>Sql += " <text:s text:c="4"/>) X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GROUP BY FROMDATE,TODATE "; 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(SELECT DISTINCT BILLNO,TRDATE,CASE WHEN CH_NO NOT IN('DC','Fund.Tranf') THEN CH_NO ELSE TO_CHAR(FILENO) END CH_FILE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FROM FAS.LEDGER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WHERE (TRNTYPE='BP' OR partycode='C0218') AND DEBIT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8"/>" AND (DRAFT_CAN != 'Y' OR <text:s/>DRAFT_CAN IS NULL ))FL on (FL.billno = billmst.billno)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ce7" office:value-type="string">
            <text:p>bill_pdf_trAM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D.BILLNO,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( LD.DEBIT + NVL(CH.CHQ_HAND_CHARGES,0) ) BILLAMOUNT,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NVL(CH.CHQ_HAND_CHARGES,0) CHQ_HAND_CHARGES,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D.DEBIT NETPAYMENT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FROM <text:s text:c="3"/>FAS.LEDGER L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LEFT JOIN MFUND.BILLDEDUCT_CHQHANDLING_CHARGES CH ON LD.BILLNO = CH.BILLNO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WHERE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TRNTYPE = 'BP'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DEBIT &lt;&gt; 0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BRCODE = ? <text:s/>" + <text:s text:c="23"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FILENO = ( SELECT FILENO FROM FAS.LEDGER WHERE BILLNO = ? AND TRNTYPE = 'BP' AND DEBIT &lt;&gt; 0 )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8"/>AND FILENO IS NOT NULL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ORDER BY LD.BILLNO <text:s/>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_With_Enrollment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nvl(ledger.fileno,0) fileno <text:s/>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WHERE BILLNO &gt;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FILENO &gt; 0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PRODTYPE = 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RNTYPE = 'B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BR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(DRAFT_CAN != 'Y' OR <text:s/>DRAFT_CAN IS NULL 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RDATE = TO_DATE(?,'DD/MM/YYYY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ORDER BY FILENO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brokchqauthorized_J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,C.CDESC CNAME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FROM FAS.LEDGER LD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INNER JOIN FAS.PARTYMAST PM ON (PM.PARTYCODE=LD.PARTYCODE AND PM.FIRMCODE='"+firmcode+"')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INNER JOIN MFTRAN.COMPANY C ON (LD.CCODE = C.CCODE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//stmt1 += " WHERE LD.PARTYCODE='M0052' AND LD.CCODE='"+ ccode +"' AND LD.CH_NO=3333 AND LD.DEBIT=2727.27 AND LD.TRDATE='26-dec-2007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16"/>stmt1 += " WHERE LD.PARTYCODE=? AND LD.CCODE=? AND LD.CH_NO=? AND ROUND(LD.DEBIT,2)=? AND LD.TRDATE=? 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COUNT(X.BILLNO) FROM (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SELECT DISTINCT LEDGER.BILLNO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INNER JOIN BILLMST ON ( BILLMST.BILLNO = LEDGER.BILLNO) WHERE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DEBIT !=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(DRAFT_CAN != 'Y' OR <text:s/>DRAFT_CAN IS NULL ) and trdate = ? and LEDGER.brcode = ?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((TRNTYPE='BP' AND FILENO = ? ) OR (PARTYCODE='C0218' AND FILENO IS NULL )) AND CH_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and TO_DATE(BILLMST.PROC_DATE) between TO_DATE('" + processdate + <text:s/>"','YYYY/MM/DD') and TO_DATE('" + toprocessdate + <text:s/>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9"/>" ) X 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NVL(LEDGER.FILENO,0) FILENO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1"/>" INNER JOIN BILLMST ON (BILLMST.BILLNO = LEDGER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2"/>" WHERE TRNTYPE='BP' AND DEBIT != 0 "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(DRAFT_CAN != 'Y' OR <text:s/>DRAFT_CAN IS NULL ) and trdate = ? and LEDGER.brcode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FILENO IS NOT NULL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LEDGER.CH_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and TO_DATE(BILLMST.PROC_DATE) between TO_DATE('" + processdate + <text:s/>"','YYYY/MM/DD') and TO_DATE('" + toprocessdate + <text:s/>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8"/>" order by fileno 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ring sql_non_chq = " SELECT COUNT(*)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INNER JOIN BILLMST ON (LEDGER.BRCODE = BILLMST.BRCODE AND BILLMST.BILLNO = LEDGER.BILLNO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WHERE DEBIT !=0 AND TRNTYPE = 'BP'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(DRAFT_CAN != 'Y' OR <text:s/>DRAFT_CAN IS NULL ) AND TRDATE = ? AND LEDGER.BRCODE = ? AN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SUBSTR(LEDGER.BILLNO,5,2) = ? AND FILENO IS NOT NULL AND FILENO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0"/>" and TO_DATE(BILLMST.PROC_DATE) between TO_DATE('" + processdate + <text:s/>"','YYYY/MM/DD') and TO_DATE('" + toprocessdate + <text:s/>"','YYYY/MM/DD') ";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ring sqlcheck = " SELECT COUNT(*) 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INNER JOIN BILLMST ON (LEDGER.BRCODE = BILLMST.BRCODE AND BILLMST.BILLNO = LEDGER.BILLNO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WHERE DEBIT != 0 AND PARTYCODE = 'C0218' AND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(DRAFT_CAN != 'Y' OR <text:s/>DRAFT_CAN IS NULL ) AND TRDATE = ? AND LEDGER.BRCODE = ? AND SUBSTR(LEDGER.BILLNO,5,2) = ?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AND billmst.todate between TO_DATE('" + fromdate + <text:s/>"','YYYY/MM/DD') and TO_DATE('" + todate + "','YYYY/MM/DD'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7"/>" AND TO_DATE(BILLMST.PROC_DATE) between TO_DATE('" + processdate + <text:s/>"','YYYY/MM/DD') and TO_DATE('" + toprocessdate + <text:s/>"','YYYY/MM/DD') ";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>
            <text:p>bill_UF_NJP_preview_pro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LECT sum(CREDIT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WHERE TRDATE BETWEEN TO_DATE('" + facdate + "','YYYY/MM/DD') AND TO_DATE('" + tacdate+"','YYYY/MM/DD')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AND TDSTYPE = 'N' AND CREDIT &gt; 0 AND (TRNTYPE = 'BP' OR TRNTYPE='CP') <text:s/>AND PRODTYPE!='OT' AND PRODTYPE != 'IP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4"/>" <text:s text:c="4"/>AND BRCODE='" + brcode + "' 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print_tr_Bill.jav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mt = " SELECT sum(CREDIT) FROM LEDGER WHERE TRDATE BETWEEN TO_DATE('" + facdate + "','YYYY/MM/DD') AND TO_DATE('" + tacdate +"','YYYY/MM/DD')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0"/>stmt +=" AND BRCODE='" + brcode + "' ";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7" office:value-type="string">
            <text:p>rptuf_inc_bill_foli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<text:s/>String stmt1 = " SELECT COUNT(*)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10"/>FROM FAS.LEDGER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14"/>WHERE TRNTYPE='BP' AND PRODTYPE='MF' " +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36"/>" <text:s text:c="22"/>AND BRCODE =? AND TRDATE BETWEEN '1-APR-"+ (tdyear-1) +"' AND '31-MAR-"+ tdyear +"' ";</text:p>
          </table:table-cell>
          <table:table-cell table:number-columns-repeated="4"/>
        </table:table-row>
      </table:table>
      <table:table table:name="Module_wis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0" table:number-columns-repeated="1012" table:default-cell-style-name="Default"/>
        <table:table-row table:style-name="ro1">
          <table:table-cell table:style-name="ce8" office:value-type="string">
            <text:p>FROM PROJECT</text:p>
          </table:table-cell>
          <table:table-cell table:style-name="ce8" office:value-type="string">
            <text:p>FROM TECH</text:p>
          </table:table-cell>
          <table:table-cell table:style-name="ce8" office:value-type="string">
            <text:p>TO PROJECT</text:p>
          </table:table-cell>
          <table:table-cell table:style-name="ce8" office:value-type="string">
            <text:p>TO TECH</text:p>
          </table:table-cell>
          <table:table-cell table:style-name="ce8" office:value-type="string">
            <text:p>MODULE</text:p>
          </table:table-cell>
          <table:table-cell table:style-name="ce8" office:value-type="string">
            <text:p>TABLE</text:p>
          </table:table-cell>
          <table:table-cell table:style-name="ce8" office:value-type="string">
            <text:p>TECH CHALLENGE</text:p>
          </table:table-cell>
          <table:table-cell table:style-name="ce8" office:value-type="string">
            <text:p>ACCESS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Problem</text:p>
          </table:table-cell>
          <table:table-cell table:style-name="ce10" office:value-type="string">
            <text:p>Solution</text:p>
          </table:table-cell>
          <table:table-cell table:style-name="ce8" office:value-type="string">
            <text:p>DESC</text:p>
          </table:table-cell>
          <table:table-cell table:style-name="ce8"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BANKREC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bankrec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age checque Un-Autherize / Brok cheque Autjorization / Auth JV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 JV</text:p>
          </table:table-cell>
          <table:table-cell office:value-type="string">
            <text:p>BANKREC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ancallation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PASS='n'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PaymentRequest_detail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, PASS= Y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CATEGORY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cattype &amp; prod type for party combo and different param for TDSACC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ed Payment Utility</text:p>
          </table:table-cell>
          <table:table-cell office:value-type="string">
            <text:p>FILE_GEN_DETAIL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FILE_GEN_DETAI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Process,Authorization,Unauthorization</text:p>
          </table:table-cell>
          <table:table-cell office:value-type="string">
            <text:p>FIRM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1)using firm code 2)comboFirm using lock=0 3)combofirm using more than 1 firm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heque entry new <text:s/>(brok checque entry)</text:p>
          </table:table-cell>
          <table:table-cell office:value-type="string">
            <text:p>FIRM</text:p>
          </table:table-cell>
          <table:table-cell office:value-type="string">
            <text:p>How to get firm name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join with firm to get Firm Name to get BROK_CHQ_MAST &amp; BROK_CHQ_TR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, end date &amp; firmname lik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 office:value-type="string">
            <text:p>join with CHQ_ENT_HEAD_MASTER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Combo firm for JV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 &amp; end date &amp; company code,get startdate end date for making folder nam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ank reciept report,getJVRuleReport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IMP_ENET</text:p>
          </table:table-cell>
          <table:table-cell office:value-type="string">
            <text:p>max date used in subquery</text:p>
          </table:table-cell>
          <table:table-cell office:value-type="string">
            <text:p>Read(4)</text:p>
          </table:table-cell>
          <table:table-cell table:number-columns-repeated="3"/>
          <table:table-cell office:value-type="string">
            <text:p>get count using file no &amp; status get MAX(ENTDATE) ,get FILE_NO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MASTER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MASTER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ENTDA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UN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Delete(1)</text:p>
          </table:table-cell>
          <table:table-cell table:number-columns-repeated="3"/>
          <table:table-cell office:value-type="string">
            <text:p>dele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</text:p>
          </table:table-cell>
          <table:table-cell office:value-type="string">
            <text:p>MEETING_MAS</text:p>
          </table:table-cell>
          <table:table-cell/>
          <table:table-cell office:value-type="string">
            <text:p>Read (2)</text:p>
          </table:table-cell>
          <table:table-cell table:number-columns-repeated="3"/>
          <table:table-cell office:value-type="string">
            <text:p>get MEET_NAME with using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 JV</text:p>
          </table:table-cell>
          <table:table-cell office:value-type="string">
            <text:p>MEETING_MAS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get MEET_NAM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, 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9)</text:p>
          </table:table-cell>
          <table:table-cell table:number-columns-repeated="3"/>
          <table:table-cell office:value-type="string">
            <text:p>get party name using party code &amp; firm cod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party code &amp; name using CAT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for combo get party code &amp; name using CAT CODE &amp; firm code <text:s/>&amp; IS_ACC_DISPLA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20)</text:p>
          </table:table-cell>
          <table:table-cell table:number-columns-repeated="3"/>
          <table:table-cell office:value-type="string">
            <text:p>join using party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5)</text:p>
          </table:table-cell>
          <table:table-cell table:number-columns-repeated="3"/>
          <table:table-cell office:value-type="string">
            <text:p>get count usingfirm &amp; multiple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FILE_GEN</text:p>
          </table:table-cell>
          <table:table-cell/>
          <table:table-cell office:value-type="string">
            <text:p>Write(2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Read(4)</text:p>
          </table:table-cell>
          <table:table-cell table:number-columns-repeated="3"/>
          <table:table-cell office:value-type="string">
            <text:p>get using file no, Ent date, project , statu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Update(2)</text:p>
          </table:table-cell>
          <table:table-cell table:number-columns-repeated="3"/>
          <table:table-cell office:value-type="string">
            <text:p>update remark,username &amp; status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, brok cheq authorize</text:p>
          </table:table-cell>
          <table:table-cell office:value-type="string">
            <text:p>LINK_VOU</text:p>
          </table:table-cell>
          <table:table-cell/>
          <table:table-cell office:value-type="string">
            <text:p>Read(2)</text:p>
          </table:table-cell>
          <table:table-cell table:number-columns-repeated="3"/>
          <table:table-cell office:value-type="string">
            <text:p>get max SR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INK_VOU</text:p>
          </table:table-cell>
          <table:table-cell/>
          <table:table-cell office:value-type="string">
            <text:p>Write(8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,</text:p>
          </table:table-cell>
          <table:table-cell office:value-type="string">
            <text:p>LEDGER</text:p>
          </table:table-cell>
          <table:table-cell office:value-type="string" table:number-columns-spanned="1" table:number-rows-spanned="3">
            <text:p>in some cases , FILENO is not null &amp; fileno is null</text:p>
          </table:table-cell>
          <table:table-cell office:value-type="string">
            <text:p>Read(1)</text:p>
          </table:table-cell>
          <table:table-cell table:number-columns-repeated="3"/>
          <table:table-cell office:value-type="string">
            <text:p>get COUNT(BILLNO) using 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Write(100)</text:p>
          </table:table-cell>
          <table:table-cell table:number-columns-repeated="3"/>
          <table:table-cell office:value-type="string">
            <text:p>insert into ledger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billno using TRNTYPE,DEBIT,FILENO,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using bill no, tdstype, trntype, 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vou using TRNTYPE,DEBIT,FILENO,PAY_MODE,tds type &amp; bill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accode using billno, jv type, trntype, Debt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unt using LPAD(CH_NO,10,'0')=LPAD(?,10,'0'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H_NO using billno, cred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using bil no, deb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sumcreditt using file no, trntype, paymode, prodtype, credi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2</text:p>
          </table:table-cell>
          <table:table-cell table:number-columns-repeated="3"/>
          <table:table-cell office:value-type="string">
            <text:p>get debi using trdate,accode, firm code, chq no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debit, tds tpe &amp; vou with GROUP B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nt using trntype, prod type, brcode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brcode where chq not nul, billno not nu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= null, mark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, chequsing billno, debit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get suspan amomt</text:p>
          </table:table-cell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prodtype, partycode, firm code using ccode, accode, chq no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chqno is not nul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insert</text:p>
          </table:table-cell>
          <table:table-cell table:number-columns-repeated="3"/>
          <table:table-cell office:value-type="string">
            <text:p>using jar fil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debit, ac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credit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debit,credit,desc, tds using vou, accode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df_WP.java, Using DB Link, Inner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save_bill_valuepack.java, Ref=171, function_bill_proc used Record count using CHKNO for where conditio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 Transfer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AUMTransferEntity.java, SELECT COUNT(BILLNO) CNT FROM FAS.LEDGER WHERE BILLNO=: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utility.java,Ref=2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JV Repor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rokchqreport_JV.java,Ref=19,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bill_UF_NJP_save.java, using partycode and chkno in where condition,Ref=1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alue Pack Print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print_bill_valuepack.java, Ref=47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 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_utility_ENET.java. Ref=5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ment_utility.java, Complex, Refer Pag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1" office:value-type="string">
            <text:p>bill_pdf_VP.java, Ref=105,11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TR_NJP_Preview.java, Ref=12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Auth JV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brokchqauthorized_JV.java,131-15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9" office:value-type="string">
            <text:p>Function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function_billproc.java, Insert into all main fas table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Incentive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rptuf_inc_bill_folio.java, Ref=159-16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tr_bill_AM_pro.java, Multiple 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tr_bill_AM.java, Ref – 171 – 18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uf_bill_AM_pro.java, Multiple Insert and Procedure Call for Ledger Log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uf_bill_AM.java</text:p>
          </table:table-cell>
          <table:table-cell table:number-columns-repeated="1012"/>
        </table:table-row>
      </table:table>
      <table:table table:name="Sheet5" table:style-name="ta1" table:print="false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1"/>
        <table:table-column table:style-name="co35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QueryComplexity</text:p>
          </table:table-cell>
          <table:table-cell office:value-type="string">
            <text:p>InLoop</text:p>
          </table:table-cell>
          <table:table-cell office:value-type="string">
            <text:p>QueryType</text:p>
          </table:table-cell>
          <table:table-cell office:value-type="string">
            <text:p>ModuleName</text:p>
          </table:table-cell>
          <table:table-cell office:value-type="string">
            <text:p>Technology</text:p>
          </table:table-cell>
          <table:table-cell office:value-type="string">
            <text:p>Files-Proc-Name</text:p>
          </table:table-cell>
          <table:table-cell office:value-type="string">
            <text:p>Desc</text:p>
          </table:table-cell>
        </table:table-row>
        <table:table-row table:style-name="ro2">
          <table:table-cell table:style-name="Default" office:value-type="string">
            <text:p>TableName</text:p>
          </table:table-cell>
          <table:table-cell table:style-name="Default" office:value-type="string">
            <text:p>Simple/Join/WithFun</text:p>
          </table:table-cell>
          <table:table-cell table:style-name="Default" office:value-type="string">
            <text:p>Y/N</text:p>
          </table:table-cell>
          <table:table-cell table:style-name="Default" office:value-type="string">
            <text:p>Select/Insert/Update/Delete</text:p>
          </table:table-cell>
          <table:table-cell table:style-name="Default" office:value-type="string">
            <text:p>Module</text:p>
          </table:table-cell>
          <table:table-cell table:style-name="Default" office:value-type="string">
            <text:p>Java/Oracle</text:p>
          </table:table-cell>
          <table:table-cell table:style-name="Default" office:value-type="string">
            <text:p>filename/proc-fun name</text:p>
          </table:table-cell>
          <table:table-cell table:style-name="Default" office:value-type="string">
            <text:p>If any</text:p>
          </table:table-cell>
        </table:table-row>
      </table:table>
      <table:database-ranges>
        <table:database-range table:target-range-address="'mfund-to-fas'.A2:'mfund-to-fas'.J38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2">07/02/2011</text:date>, <text:time>15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45:30</meta:creation-date>
    <dc:date>2011-07-02T15:29:17</dc:date>
    <meta:editing-duration>PT19H16M38S</meta:editing-duration>
    <meta:editing-cycles>40</meta:editing-cycles>
    <meta:generator>OpenOffice.org/3.1$Linux OpenOffice.org_project/310m19$Build-9420</meta:generator>
    <meta:document-statistic meta:table-count="5" meta:cell-count="5647" meta:object-count="0"/>
  </office:meta>
</office:document-meta>
</file>